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8000003E85996F9E76E303C74.png" manifest:media-type="image/png"/>
  <manifest:file-entry manifest:full-path="Pictures/10000201000000400000004041AC2129FF0AA4C7.png" manifest:media-type="image/png"/>
  <manifest:file-entry manifest:full-path="Pictures/100002010000027B0000021CB88FDDA1101DA18C.png" manifest:media-type="image/png"/>
  <manifest:file-entry manifest:full-path="Pictures/1000020100000060000000608011CECE41CB43CF.png" manifest:media-type="image/png"/>
  <manifest:file-entry manifest:full-path="Pictures/10000201000002000000020062654E3D0C88CBBE.png" manifest:media-type="image/png"/>
  <manifest:file-entry manifest:full-path="Pictures/1000020100000034000000341FB55D851B27E3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nter1" svg:font-family="Inter" style:font-pitch="variable"/>
    <style:font-face style:name="Inter" svg:font-family="Inter" style:font-adornments="Bold" style:font-pitch="variable"/>
    <style:font-face style:name="Inter Extra Bold" svg:font-family="'Inter Extra Bold'" style:font-pitch="variable"/>
    <style:font-face style:name="Roboto1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2" style:family="table" style:master-page-name="Standard">
      <style:table-properties style:width="7.5in" fo:margin-top="0in" fo:margin-bottom="0in" style:page-number="1" fo:break-before="auto" fo:break-after="auto" table:align="center"/>
    </style:style>
    <style:style style:name="Table2.A" style:family="table-column">
      <style:table-column-properties style:column-width="4.125in"/>
    </style:style>
    <style:style style:name="Table2.B" style:family="table-column">
      <style:table-column-properties style:column-width="0.1236in"/>
    </style:style>
    <style:style style:name="Table2.C" style:family="table-column">
      <style:table-column-properties style:column-width="1.4611in"/>
    </style:style>
    <style:style style:name="Table2.D" style:family="table-column">
      <style:table-column-properties style:column-width="0.2278in"/>
    </style:style>
    <style:style style:name="Table2.E" style:family="table-column">
      <style:table-column-properties style:column-width="1.5625in"/>
    </style:style>
    <style:style style:name="Table2.1" style:family="table-row">
      <style:table-row-properties style:min-row-height="0.0625in" fo:keep-together="auto"/>
    </style:style>
    <style:style style:name="Table2.A1" style:family="table-cell">
      <style:table-cell-properties style:vertical-align="middle" fo:padding-left="0in" fo:padding-right="0in" fo:padding-top="0.0201in" fo:padding-bottom="0.0201in" fo:border="none"/>
    </style:style>
    <style:style style:name="Table5" style:family="table">
      <style:table-properties style:width="7.5in" fo:margin-top="0in" fo:margin-bottom="0in" table:align="center"/>
    </style:style>
    <style:style style:name="Table5.A" style:family="table-column">
      <style:table-column-properties style:column-width="0.9507in"/>
    </style:style>
    <style:style style:name="Table5.B" style:family="table-column">
      <style:table-column-properties style:column-width="4.2264in"/>
    </style:style>
    <style:style style:name="Table5.C" style:family="table-column">
      <style:table-column-properties style:column-width="2.3229in"/>
    </style:style>
    <style:style style:name="Table5.1" style:family="table-row">
      <style:table-row-properties style:min-row-height="0.0653in" fo:keep-together="auto"/>
    </style:style>
    <style:style style:name="Table5.A1" style:family="table-cell">
      <style:table-cell-properties style:vertical-align="" fo:padding-left="0in" fo:padding-right="0.0799in" fo:padding-top="0.2in" fo:padding-bottom="0in" fo:border="none"/>
    </style:style>
    <style:style style:name="Table5.C1" style:family="table-cell">
      <style:table-cell-properties style:vertical-align="bottom" fo:padding-left="0in" fo:padding-right="0.0799in" fo:padding-top="0.2in" fo:padding-bottom="0in" fo:border="none"/>
    </style:style>
    <style:style style:name="Table10" style:family="table">
      <style:table-properties style:width="7.5in" fo:margin-top="0in" fo:margin-bottom="0in" table:align="center"/>
    </style:style>
    <style:style style:name="Table10.A" style:family="table-column">
      <style:table-column-properties style:column-width="0.9507in"/>
    </style:style>
    <style:style style:name="Table10.B" style:family="table-column">
      <style:table-column-properties style:column-width="6.5493in"/>
    </style:style>
    <style:style style:name="Table10.1" style:family="table-row">
      <style:table-row-properties style:min-row-height="0.0653in" fo:keep-together="auto"/>
    </style:style>
    <style:style style:name="Table10.A1" style:family="table-cell">
      <style:table-cell-properties style:vertical-align="" fo:padding-left="0in" fo:padding-right="0.0799in" fo:padding-top="0.0201in" fo:padding-bottom="0in" fo:border="none"/>
    </style:style>
    <style:style style:name="Table6" style:family="table">
      <style:table-properties style:width="7.5in" fo:margin-top="0in" fo:margin-bottom="0in" table:align="center"/>
    </style:style>
    <style:style style:name="Table6.A" style:family="table-column">
      <style:table-column-properties style:column-width="0.9507in"/>
    </style:style>
    <style:style style:name="Table6.B" style:family="table-column">
      <style:table-column-properties style:column-width="4.9215in"/>
    </style:style>
    <style:style style:name="Table6.C" style:family="table-column">
      <style:table-column-properties style:column-width="1.6278in"/>
    </style:style>
    <style:style style:name="Table6.1" style:family="table-row">
      <style:table-row-properties style:min-row-height="0.0653in" fo:keep-together="auto"/>
    </style:style>
    <style:style style:name="Table6.A1" style:family="table-cell">
      <style:table-cell-properties style:vertical-align="" fo:padding-left="0in" fo:padding-right="0.0799in" fo:padding-top="0.2in" fo:padding-bottom="0in" fo:border="none"/>
    </style:style>
    <style:style style:name="Table6.C1" style:family="table-cell">
      <style:table-cell-properties style:vertical-align="bottom" fo:padding-left="0in" fo:padding-right="0.0799in" fo:padding-top="0.2in" fo:padding-bottom="0in" fo:border="none"/>
    </style:style>
    <style:style style:name="Table1" style:family="table">
      <style:table-properties style:width="7.5in" fo:margin-top="0in" fo:margin-bottom="0in" table:align="center"/>
    </style:style>
    <style:style style:name="Table1.A" style:family="table-column">
      <style:table-column-properties style:column-width="0.9507in"/>
    </style:style>
    <style:style style:name="Table1.B" style:family="table-column">
      <style:table-column-properties style:column-width="6.5493in"/>
    </style:style>
    <style:style style:name="Table1.1" style:family="table-row">
      <style:table-row-properties style:min-row-height="0.0653in" fo:keep-together="auto"/>
    </style:style>
    <style:style style:name="Table1.A1" style:family="table-cell">
      <style:table-cell-properties style:vertical-align="" fo:padding-left="0in" fo:padding-right="0.0799in" fo:padding-top="0in" fo:padding-bottom="0in" fo:border="none"/>
    </style:style>
    <style:style style:name="Table9" style:family="table">
      <style:table-properties style:width="7.5in" fo:margin-top="0in" fo:margin-bottom="0in" table:align="center"/>
    </style:style>
    <style:style style:name="Table9.A" style:family="table-column">
      <style:table-column-properties style:column-width="0.9507in"/>
    </style:style>
    <style:style style:name="Table9.B" style:family="table-column">
      <style:table-column-properties style:column-width="4.8181in"/>
    </style:style>
    <style:style style:name="Table9.C" style:family="table-column">
      <style:table-column-properties style:column-width="1.7313in"/>
    </style:style>
    <style:style style:name="Table9.1" style:family="table-row">
      <style:table-row-properties style:min-row-height="0.0653in" fo:keep-together="auto"/>
    </style:style>
    <style:style style:name="Table9.A1" style:family="table-cell">
      <style:table-cell-properties style:vertical-align="" fo:padding-left="0in" fo:padding-right="0.0799in" fo:padding-top="0.1in" fo:padding-bottom="0in" fo:border="none"/>
    </style:style>
    <style:style style:name="Table9.C1" style:family="table-cell">
      <style:table-cell-properties style:vertical-align="bottom" fo:padding-left="0in" fo:padding-right="0.0799in" fo:padding-top="0.1in" fo:padding-bottom="0in" fo:border="none"/>
    </style:style>
    <style:style style:name="Table14" style:family="table">
      <style:table-properties style:width="7.5in" fo:margin-top="0in" fo:margin-bottom="0in" table:align="center"/>
    </style:style>
    <style:style style:name="Table14.A" style:family="table-column">
      <style:table-column-properties style:column-width="0.9507in"/>
    </style:style>
    <style:style style:name="Table14.B" style:family="table-column">
      <style:table-column-properties style:column-width="6.5493in"/>
    </style:style>
    <style:style style:name="Table14.1" style:family="table-row">
      <style:table-row-properties style:min-row-height="0.0653in" fo:keep-together="auto"/>
    </style:style>
    <style:style style:name="Table14.A1" style:family="table-cell">
      <style:table-cell-properties style:vertical-align="" fo:padding-left="0in" fo:padding-right="0.0799in" fo:padding-top="0in" fo:padding-bottom="0in" fo:border="none"/>
    </style:style>
    <style:style style:name="Table3" style:family="table">
      <style:table-properties style:width="7.5in" fo:margin-top="0in" fo:margin-bottom="0in" table:align="center"/>
    </style:style>
    <style:style style:name="Table3.A" style:family="table-column">
      <style:table-column-properties style:column-width="0.9507in"/>
    </style:style>
    <style:style style:name="Table3.B" style:family="table-column">
      <style:table-column-properties style:column-width="4.8181in"/>
    </style:style>
    <style:style style:name="Table3.C" style:family="table-column">
      <style:table-column-properties style:column-width="1.7313in"/>
    </style:style>
    <style:style style:name="Table3.1" style:family="table-row">
      <style:table-row-properties style:min-row-height="0.0653in" fo:keep-together="auto"/>
    </style:style>
    <style:style style:name="Table3.A1" style:family="table-cell">
      <style:table-cell-properties style:vertical-align="" fo:padding-left="0in" fo:padding-right="0.0799in" fo:padding-top="0.1in" fo:padding-bottom="0in" fo:border="none"/>
    </style:style>
    <style:style style:name="Table3.C1" style:family="table-cell">
      <style:table-cell-properties style:vertical-align="bottom" fo:padding-left="0in" fo:padding-right="0.0799in" fo:padding-top="0.1in" fo:padding-bottom="0in" fo:border="none"/>
    </style:style>
    <style:style style:name="Table7" style:family="table">
      <style:table-properties style:width="7.5in" fo:margin-top="0in" fo:margin-bottom="0in" table:align="center"/>
    </style:style>
    <style:style style:name="Table7.A" style:family="table-column">
      <style:table-column-properties style:column-width="0.9507in"/>
    </style:style>
    <style:style style:name="Table7.B" style:family="table-column">
      <style:table-column-properties style:column-width="6.5493in"/>
    </style:style>
    <style:style style:name="Table7.1" style:family="table-row">
      <style:table-row-properties style:min-row-height="0.0653in" fo:keep-together="auto"/>
    </style:style>
    <style:style style:name="Table7.A1" style:family="table-cell">
      <style:table-cell-properties style:vertical-align="" fo:padding-left="0in" fo:padding-right="0.0799in" fo:padding-top="0in" fo:padding-bottom="0in" fo:border="none"/>
    </style:style>
    <style:style style:name="Table8" style:family="table">
      <style:table-properties style:width="7.5in" fo:margin-top="0in" fo:margin-bottom="0in" table:align="center"/>
    </style:style>
    <style:style style:name="Table8.A" style:family="table-column">
      <style:table-column-properties style:column-width="0.9507in"/>
    </style:style>
    <style:style style:name="Table8.B" style:family="table-column">
      <style:table-column-properties style:column-width="6.5493in"/>
    </style:style>
    <style:style style:name="Table8.1" style:family="table-row">
      <style:table-row-properties style:min-row-height="0.0653in" fo:keep-together="auto"/>
    </style:style>
    <style:style style:name="Table8.A1" style:family="table-cell">
      <style:table-cell-properties style:vertical-align="" fo:padding-left="0in" fo:padding-right="0.0799in" fo:padding-top="0.2in" fo:padding-bottom="0in" fo:border="none"/>
    </style:style>
    <style:style style:name="Table4" style:family="table">
      <style:table-properties style:width="7.5in" fo:margin-top="0in" fo:margin-bottom="0in" table:align="center"/>
    </style:style>
    <style:style style:name="Table4.A" style:family="table-column">
      <style:table-column-properties style:column-width="0.9507in"/>
    </style:style>
    <style:style style:name="Table4.B" style:family="table-column">
      <style:table-column-properties style:column-width="6.5493in"/>
    </style:style>
    <style:style style:name="Table4.1" style:family="table-row">
      <style:table-row-properties style:min-row-height="0.0653in" fo:keep-together="auto"/>
    </style:style>
    <style:style style:name="Table4.A1" style:family="table-cell">
      <style:table-cell-properties style:vertical-align="" fo:padding-left="0in" fo:padding-right="0.0799in" fo:padding-top="0.1in" fo:padding-bottom="0in" fo:border="none"/>
    </style:style>
    <style:style style:name="Table16" style:family="table">
      <style:table-properties style:width="7.5in" fo:margin-top="0in" fo:margin-bottom="0in" table:align="center"/>
    </style:style>
    <style:style style:name="Table16.A" style:family="table-column">
      <style:table-column-properties style:column-width="0.9507in"/>
    </style:style>
    <style:style style:name="Table16.B" style:family="table-column">
      <style:table-column-properties style:column-width="4.8181in"/>
    </style:style>
    <style:style style:name="Table16.C" style:family="table-column">
      <style:table-column-properties style:column-width="1.7313in"/>
    </style:style>
    <style:style style:name="Table16.1" style:family="table-row">
      <style:table-row-properties style:min-row-height="0.0653in" fo:keep-together="auto"/>
    </style:style>
    <style:style style:name="Table16.A1" style:family="table-cell">
      <style:table-cell-properties style:vertical-align="" fo:padding-left="0in" fo:padding-right="0.0799in" fo:padding-top="0.2in" fo:padding-bottom="0in" fo:border="none"/>
    </style:style>
    <style:style style:name="Table17" style:family="table">
      <style:table-properties style:width="7.5in" fo:margin-top="0in" fo:margin-bottom="0in" table:align="center"/>
    </style:style>
    <style:style style:name="Table17.A" style:family="table-column">
      <style:table-column-properties style:column-width="0.9507in"/>
    </style:style>
    <style:style style:name="Table17.B" style:family="table-column">
      <style:table-column-properties style:column-width="6.5493in"/>
    </style:style>
    <style:style style:name="Table17.1" style:family="table-row">
      <style:table-row-properties style:min-row-height="0.0653in" fo:keep-together="auto"/>
    </style:style>
    <style:style style:name="Table17.A1" style:family="table-cell">
      <style:table-cell-properties style:vertical-align="" fo:padding-left="0in" fo:padding-right="0.0799in" fo:padding-top="0.2in" fo:padding-bottom="0in" fo:border="none"/>
    </style:style>
    <style:style style:name="Table13" style:family="table">
      <style:table-properties style:width="7.5in" fo:margin-top="0in" fo:margin-bottom="0in" table:align="center"/>
    </style:style>
    <style:style style:name="Table13.A" style:family="table-column">
      <style:table-column-properties style:column-width="0.9507in"/>
    </style:style>
    <style:style style:name="Table13.B" style:family="table-column">
      <style:table-column-properties style:column-width="4.8181in"/>
    </style:style>
    <style:style style:name="Table13.C" style:family="table-column">
      <style:table-column-properties style:column-width="1.7313in"/>
    </style:style>
    <style:style style:name="Table13.1" style:family="table-row">
      <style:table-row-properties style:min-row-height="0.0653in" fo:keep-together="auto"/>
    </style:style>
    <style:style style:name="Table13.A1" style:family="table-cell">
      <style:table-cell-properties style:vertical-align="" fo:padding-left="0in" fo:padding-right="0.0799in" fo:padding-top="0.2in" fo:padding-bottom="0in" fo:border="none"/>
    </style:style>
    <style:style style:name="P1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size="10pt" fo:font-style="normal" fo:font-weight="bold" officeooo:rsid="007e263d" officeooo:paragraph-rsid="020eb7cc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2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size="10pt" fo:font-style="normal" fo:font-weight="bold" officeooo:rsid="007e263d" officeooo:paragraph-rsid="023b2c2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3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rsid="01457e31" officeooo:paragraph-rsid="016f1dab"/>
    </style:style>
    <style:style style:name="P4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rsid="01457e31" officeooo:paragraph-rsid="020eb7cc"/>
    </style:style>
    <style:style style:name="P5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paragraph-rsid="018219c0"/>
    </style:style>
    <style:style style:name="P6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paragraph-rsid="01bd823b"/>
    </style:style>
    <style:style style:name="P7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paragraph-rsid="01d8d13b"/>
    </style:style>
    <style:style style:name="P8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weight="normal" officeooo:rsid="00f54a88" officeooo:paragraph-rsid="01eae8cc" style:font-weight-asian="normal" style:font-weight-complex="normal"/>
    </style:style>
    <style:style style:name="P9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weight="normal" officeooo:rsid="01457e31" officeooo:paragraph-rsid="020eb7cc" style:font-weight-asian="normal" style:font-weight-complex="normal"/>
    </style:style>
    <style:style style:name="P10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weight="bold" officeooo:rsid="00df5c81" officeooo:paragraph-rsid="01f9ef04" style:font-weight-asian="bold" style:font-weight-complex="bold"/>
    </style:style>
    <style:style style:name="P11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weight="bold" officeooo:paragraph-rsid="014a4abb" style:font-name-asian="Roboto2" style:font-size-asian="10pt" style:font-weight-asian="bold" style:font-name-complex="Roboto2" style:font-size-complex="10pt"/>
    </style:style>
    <style:style style:name="P12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20eb7cc"/>
    </style:style>
    <style:style style:name="P13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23b2c24"/>
    </style:style>
    <style:style style:name="P14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officeooo:paragraph-rsid="016f1dab"/>
    </style:style>
    <style:style style:name="P15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officeooo:paragraph-rsid="01fc07f9"/>
    </style:style>
    <style:style style:name="P16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size="10pt" fo:font-style="italic" fo:font-weight="normal" officeooo:rsid="00f54a88" officeooo:paragraph-rsid="01eae8cc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17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size="10pt" fo:font-style="italic" fo:font-weight="normal" officeooo:rsid="01ea2b89" officeooo:paragraph-rsid="01eae8cc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18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size="10pt" fo:font-style="normal" fo:font-weight="bold" officeooo:rsid="007e263d" officeooo:paragraph-rsid="01f8bba3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P19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size="10pt" fo:font-style="normal" fo:font-weight="normal" officeooo:rsid="01f3ee04" officeooo:paragraph-rsid="0221a22b" style:font-name-asian="Roboto2" style:font-size-asian="10pt" style:font-style-asian="normal" style:font-weight-asian="normal" style:font-name-complex="Roboto2" style:font-size-complex="10pt" style:font-style-complex="normal" style:font-weight-complex="bold"/>
    </style:style>
    <style:style style:name="P20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weight="normal" officeooo:rsid="01457e31" officeooo:paragraph-rsid="020eb7cc" style:font-weight-asian="normal" style:font-weight-complex="normal"/>
    </style:style>
    <style:style style:name="P21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weight="normal" officeooo:rsid="01457e31" officeooo:paragraph-rsid="023b2c24" style:font-weight-asian="normal" style:font-weight-complex="normal"/>
    </style:style>
    <style:style style:name="P22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officeooo:paragraph-rsid="01eae8cc"/>
    </style:style>
    <style:style style:name="P23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officeooo:paragraph-rsid="020eb7cc"/>
    </style:style>
    <style:style style:name="P24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officeooo:paragraph-rsid="023b2c24"/>
    </style:style>
    <style:style style:name="P25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1eae8cc"/>
    </style:style>
    <style:style style:name="P26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200f106"/>
    </style:style>
    <style:style style:name="P27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Inter1" fo:font-size="10pt" fo:font-style="normal" officeooo:paragraph-rsid="01eae8cc" style:font-size-asian="10pt" style:font-style-asian="normal" style:font-size-complex="10pt" style:font-style-complex="normal"/>
    </style:style>
    <style:style style:name="P28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Inter1" fo:font-size="10pt" fo:font-style="normal" officeooo:paragraph-rsid="0200f106" style:font-size-asian="10pt" style:font-style-asian="normal" style:font-size-complex="10pt" style:font-style-complex="normal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Inter1" fo:font-size="10pt" fo:font-style="normal" fo:font-weight="normal" officeooo:rsid="00e9a2bf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Inter1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48f0e9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dba17a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3" style:family="paragraph" style:parent-style-name="Standard">
      <style:paragraph-properties fo:line-height="115%" fo:text-align="center" style:justify-single-word="false" fo:orphans="0" fo:widows="0" style:shadow="none"/>
      <style:text-properties style:font-name="Inter1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4" style:family="paragraph" style:parent-style-name="Standard">
      <style:paragraph-properties fo:line-height="115%" fo:text-align="center" style:justify-single-word="false" fo:orphans="0" fo:widows="0" style:shadow="none"/>
      <style:text-properties style:font-name="Inter1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5" style:family="paragraph" style:parent-style-name="Standard">
      <style:paragraph-properties fo:line-height="115%" fo:text-align="start" style:justify-single-word="false" fo:orphans="0" fo:widows="0" style:shadow="none"/>
      <style:text-properties style:font-name="Roboto1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6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paragraph-rsid="016a0624" style:font-name-asian="Roboto2" style:font-size-asian="10pt" style:font-weight-asian="bold" style:font-name-complex="Roboto2" style:font-size-complex="10pt"/>
    </style:style>
    <style:style style:name="P37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8f5afd" officeooo:paragraph-rsid="01eae8cc" style:font-name-asian="Roboto2" style:font-size-asian="10pt" style:font-weight-asian="bold" style:font-name-complex="Roboto2" style:font-size-complex="10pt" style:font-weight-complex="bold"/>
    </style:style>
    <style:style style:name="P38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8f5afd" officeooo:paragraph-rsid="023b2c24" style:font-name-asian="Roboto2" style:font-size-asian="10pt" style:font-weight-asian="bold" style:font-name-complex="Roboto2" style:font-size-complex="10pt" style:font-weight-complex="bold"/>
    </style:style>
    <style:style style:name="P39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92b585" officeooo:paragraph-rsid="01eae8cc" style:font-name-asian="Roboto2" style:font-size-asian="10pt" style:font-weight-asian="bold" style:font-name-complex="Roboto2" style:font-size-complex="10pt" style:font-weight-complex="bold"/>
    </style:style>
    <style:style style:name="P40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6f1dab" officeooo:paragraph-rsid="016f1dab" style:font-name-asian="Roboto2" style:font-size-asian="10pt" style:font-weight-asian="bold" style:font-name-complex="Roboto2" style:font-size-complex="10pt" style:font-weight-complex="bold"/>
    </style:style>
    <style:style style:name="P41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8f5afd" officeooo:paragraph-rsid="018f5afd" style:font-name-asian="Roboto2" style:font-size-asian="10pt" style:font-weight-asian="bold" style:font-name-complex="Roboto2" style:font-size-complex="10pt"/>
    </style:style>
    <style:style style:name="P42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6f1dab" officeooo:paragraph-rsid="020eb7cc" style:font-name-asian="Roboto2" style:font-size-asian="10pt" style:font-weight-asian="bold" style:font-name-complex="Roboto2" style:font-size-complex="10pt"/>
    </style:style>
    <style:style style:name="P43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6f1dab" officeooo:paragraph-rsid="021c47f3" style:font-name-asian="Roboto2" style:font-size-asian="10pt" style:font-weight-asian="bold" style:font-name-complex="Roboto2" style:font-size-complex="10pt"/>
    </style:style>
    <style:style style:name="P44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6f1dab" officeooo:paragraph-rsid="023b2c24" style:font-name-asian="Roboto2" style:font-size-asian="10pt" style:font-weight-asian="bold" style:font-name-complex="Roboto2" style:font-size-complex="10pt"/>
    </style:style>
    <style:style style:name="P45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8219c0" officeooo:paragraph-rsid="01bd823b" style:font-name-asian="Roboto2" style:font-size-asian="10pt" style:font-weight-asian="bold" style:font-name-complex="Roboto2" style:font-size-complex="10pt" style:font-weight-complex="bold"/>
    </style:style>
    <style:style style:name="P46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8219c0" officeooo:paragraph-rsid="018219c0" style:font-name-asian="Roboto2" style:font-size-asian="10pt" style:font-weight-asian="bold" style:font-name-complex="Roboto2" style:font-size-complex="10pt" style:font-weight-complex="bold"/>
    </style:style>
    <style:style style:name="P47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6f1dab" officeooo:paragraph-rsid="020eb7cc" style:font-name-asian="Roboto2" style:font-size-asian="10pt" style:font-weight-asian="bold" style:font-name-complex="Roboto2" style:font-size-complex="10pt" style:font-weight-complex="bold"/>
    </style:style>
    <style:style style:name="P48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Inter Extra Bold" fo:font-size="34pt" fo:font-style="normal" style:text-underline-style="none" fo:font-weight="bold" officeooo:paragraph-rsid="00cafff0" style:font-name-asian="Roboto2" style:font-size-asian="34pt" style:font-style-asian="normal" style:font-weight-asian="bold" style:font-name-complex="Roboto2" style:font-size-complex="34pt" style:font-style-complex="normal" style:font-weight-complex="bold"/>
    </style:style>
    <style:style style:name="P49" style:family="paragraph" style:parent-style-name="Standard">
      <style:text-properties officeooo:paragraph-rsid="01eae8cc"/>
    </style:style>
    <style:style style:name="P50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102f15b" officeooo:paragraph-rsid="021c47f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51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247b742" officeooo:paragraph-rsid="020eb7c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52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247b742" officeooo:paragraph-rsid="0248cb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53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247b742" officeooo:paragraph-rsid="0247b74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54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1a964e2" officeooo:paragraph-rsid="020eb7c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55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1a964e2" officeooo:paragraph-rsid="023b2c2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56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fo:font-size="10pt" fo:font-style="normal" style:text-underline-style="none" fo:font-weight="normal" officeooo:rsid="012a0f54" officeooo:paragraph-rsid="01bd82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57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fo:font-size="10pt" fo:font-style="normal" style:text-underline-style="none" fo:font-weight="normal" officeooo:rsid="01301382" officeooo:paragraph-rsid="01bd82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58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22da1d1" officeooo:paragraph-rsid="022da1d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59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fo:font-size="10pt" fo:font-style="normal" style:text-underline-style="none" fo:font-weight="normal" officeooo:rsid="022e6c7c" officeooo:paragraph-rsid="022e6c7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0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0c463f2" officeooo:paragraph-rsid="01f9ef0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1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fo:font-size="10pt" fo:font-style="normal" style:text-underline-style="none" fo:font-weight="normal" officeooo:rsid="01e987ef" officeooo:paragraph-rsid="01f9ef0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2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0bf2b2d" officeooo:paragraph-rsid="023b2c2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3" style:family="paragraph" style:parent-style-name="Standard">
      <style:paragraph-properties fo:line-height="100%" fo:text-align="center" style:justify-single-word="false" fo:orphans="0" fo:widows="0"/>
      <style:text-properties style:font-name="Inter1" fo:font-size="10pt" style:text-underline-style="solid" style:text-underline-type="double" style:text-underline-width="auto" style:text-underline-color="font-color" officeooo:paragraph-rsid="00f4d3bb" style:font-size-asian="8.75pt" style:font-size-complex="10pt"/>
    </style:style>
    <style:style style:name="P64" style:family="paragraph" style:parent-style-name="Standard" style:list-style-name="L1">
      <style:paragraph-properties fo:line-height="100%" fo:orphans="0" fo:widows="0"/>
      <style:text-properties style:font-name="Inter1" officeooo:paragraph-rsid="021e127c"/>
    </style:style>
    <style:style style:name="P65" style:family="paragraph" style:parent-style-name="Standard" style:list-style-name="L1">
      <style:paragraph-properties fo:line-height="100%" fo:orphans="0" fo:widows="0"/>
      <style:text-properties style:font-name="Inter1" officeooo:paragraph-rsid="02324e36"/>
    </style:style>
    <style:style style:name="P66" style:family="paragraph" style:parent-style-name="Standard" style:list-style-name="L1">
      <style:paragraph-properties fo:line-height="100%" fo:orphans="0" fo:widows="0"/>
      <style:text-properties style:font-name="Inter1" officeooo:paragraph-rsid="020eb7cc"/>
    </style:style>
    <style:style style:name="P67" style:family="paragraph" style:parent-style-name="Standard" style:list-style-name="L1">
      <style:paragraph-properties fo:line-height="100%" fo:orphans="0" fo:widows="0"/>
      <style:text-properties style:font-name="Inter1" officeooo:paragraph-rsid="018219c0"/>
    </style:style>
    <style:style style:name="P68" style:family="paragraph" style:parent-style-name="Standard" style:list-style-name="L1">
      <style:paragraph-properties fo:line-height="100%" fo:orphans="0" fo:widows="0"/>
      <style:text-properties style:font-name="Inter1" officeooo:paragraph-rsid="018258c6"/>
    </style:style>
    <style:style style:name="P69" style:family="paragraph" style:parent-style-name="Standard" style:list-style-name="L1">
      <style:paragraph-properties fo:line-height="100%" fo:orphans="0" fo:widows="0"/>
      <style:text-properties style:font-name="Inter1" officeooo:paragraph-rsid="01850664"/>
    </style:style>
    <style:style style:name="P70" style:family="paragraph" style:parent-style-name="Standard" style:list-style-name="L1">
      <style:paragraph-properties fo:line-height="100%" fo:orphans="0" fo:widows="0"/>
      <style:text-properties style:font-name="Inter1" officeooo:paragraph-rsid="01f4f1d3"/>
    </style:style>
    <style:style style:name="P71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officeooo:paragraph-rsid="018219c0"/>
    </style:style>
    <style:style style:name="P72" style:family="paragraph" style:parent-style-name="Standard" style:list-style-name="L1">
      <style:paragraph-properties fo:line-height="100%" fo:orphans="0" fo:widows="0"/>
      <style:text-properties style:font-name="Inter1" fo:font-style="normal" style:text-underline-style="none" fo:font-weight="normal" officeooo:rsid="020d70ed" officeooo:paragraph-rsid="020d70ed" style:font-style-asian="normal" style:font-weight-asian="normal" style:font-style-complex="normal" style:font-weight-complex="normal"/>
    </style:style>
    <style:style style:name="P73" style:family="paragraph" style:parent-style-name="Standard">
      <style:text-properties style:font-name="Inter1" officeooo:paragraph-rsid="016f1dab"/>
    </style:style>
    <style:style style:name="P74" style:family="paragraph" style:parent-style-name="Standard">
      <style:text-properties style:font-name="Inter1" officeooo:paragraph-rsid="021c47f3"/>
    </style:style>
    <style:style style:name="P75" style:family="paragraph" style:parent-style-name="Standard">
      <style:text-properties style:font-name="Inter1" officeooo:paragraph-rsid="01bd823b"/>
    </style:style>
    <style:style style:name="P76" style:family="paragraph" style:parent-style-name="Standard">
      <style:text-properties style:font-name="Inter1" officeooo:paragraph-rsid="020eb7cc"/>
    </style:style>
    <style:style style:name="P77" style:family="paragraph" style:parent-style-name="Standard" style:list-style-name="L1">
      <style:paragraph-properties fo:line-height="100%" fo:orphans="0" fo:widows="0"/>
      <style:text-properties officeooo:paragraph-rsid="021c47f3"/>
    </style:style>
    <style:style style:name="P78" style:family="paragraph" style:parent-style-name="Standard" style:list-style-name="L1">
      <style:paragraph-properties fo:line-height="100%" fo:orphans="0" fo:widows="0"/>
      <style:text-properties officeooo:paragraph-rsid="02128124"/>
    </style:style>
    <style:style style:name="P79" style:family="paragraph" style:parent-style-name="Standard">
      <style:text-properties officeooo:paragraph-rsid="026645e2"/>
    </style:style>
    <style:style style:name="P80" style:family="paragraph" style:parent-style-name="Standard">
      <style:text-properties officeooo:paragraph-rsid="023b2c24"/>
    </style:style>
    <style:style style:name="P81" style:family="paragraph" style:parent-style-name="Standard">
      <style:text-properties officeooo:paragraph-rsid="021c47f3"/>
    </style:style>
    <style:style style:name="P82" style:family="paragraph" style:parent-style-name="Standard">
      <style:text-properties officeooo:paragraph-rsid="020eb7cc"/>
    </style:style>
    <style:style style:name="P83" style:family="paragraph" style:parent-style-name="Standard">
      <style:text-properties officeooo:paragraph-rsid="01eae8cc"/>
    </style:style>
    <style:style style:name="P84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26645e2" officeooo:paragraph-rsid="026645e2" style:font-name-asian="Roboto2" style:font-size-asian="10pt" style:font-weight-asian="bold" style:font-name-complex="Roboto2" style:font-size-complex="10pt" style:font-weight-complex="bold"/>
    </style:style>
    <style:style style:name="P85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26645e2"/>
    </style:style>
    <style:style style:name="P86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weight="normal" officeooo:rsid="01457e31" officeooo:paragraph-rsid="026645e2" style:font-weight-asian="normal" style:font-weight-complex="normal"/>
    </style:style>
    <style:style style:name="P87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14ff28a" style:font-weight-asian="bold" style:font-weight-complex="bold"/>
    </style:style>
    <style:style style:name="T3" style:family="text">
      <style:text-properties fo:font-weight="bold" officeooo:rsid="007e263d" style:font-weight-asian="bold" style:font-weight-complex="normal"/>
    </style:style>
    <style:style style:name="T4" style:family="text">
      <style:text-properties fo:font-weight="bold" officeooo:rsid="01ca2b74" style:font-weight-asian="bold"/>
    </style:style>
    <style:style style:name="T5" style:family="text">
      <style:text-properties fo:font-weight="bold" officeooo:rsid="0048f0e9" style:font-weight-asian="bold"/>
    </style:style>
    <style:style style:name="T6" style:family="text">
      <style:text-properties fo:font-weight="bold" officeooo:rsid="014ff28a" style:font-name-asian="Roboto2" style:font-weight-asian="bold" style:font-name-complex="Roboto2" style:font-weight-complex="bold"/>
    </style:style>
    <style:style style:name="T7" style:family="text">
      <style:text-properties fo:font-weight="bold" officeooo:rsid="026645e2" style:font-name-asian="Roboto2" style:font-weight-asian="bold" style:font-name-complex="Roboto2" style:font-weight-complex="bold"/>
    </style:style>
    <style:style style:name="T8" style:family="text">
      <style:text-properties fo:font-size="10pt" style:font-name-asian="Roboto2" style:font-size-asian="10pt" style:font-name-complex="Roboto2" style:font-size-complex="10pt"/>
    </style:style>
    <style:style style:name="T9" style:family="text">
      <style:text-properties fo:font-size="10pt" officeooo:rsid="00c463f2" style:font-name-asian="Roboto2" style:font-size-asian="10pt" style:font-name-complex="Roboto2" style:font-size-complex="10pt"/>
    </style:style>
    <style:style style:name="T10" style:family="text">
      <style:text-properties fo:font-size="10pt" officeooo:rsid="022da1d1" style:font-name-asian="Roboto2" style:font-size-asian="10pt" style:font-name-complex="Roboto2" style:font-size-complex="10pt"/>
    </style:style>
    <style:style style:name="T11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12" style:family="text">
      <style:text-properties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13" style:family="text">
      <style:text-properties fo:font-size="10pt" fo:font-weight="bold" officeooo:rsid="008b6a72" style:font-name-asian="Roboto2" style:font-size-asian="10pt" style:font-weight-asian="bold" style:font-name-complex="Roboto2" style:font-size-complex="10pt" style:font-weight-complex="bold"/>
    </style:style>
    <style:style style:name="T14" style:family="text">
      <style:text-properties fo:font-size="10pt" fo:font-weight="bold" officeooo:rsid="0102247f" style:font-name-asian="Roboto2" style:font-size-asian="10pt" style:font-weight-asian="bold" style:font-name-complex="Roboto2" style:font-size-complex="10pt" style:font-weight-complex="bold"/>
    </style:style>
    <style:style style:name="T15" style:family="text">
      <style:text-properties fo:font-size="10pt" fo:font-weight="bold" officeooo:rsid="018c819c" style:font-name-asian="Roboto2" style:font-size-asian="10pt" style:font-weight-asian="bold" style:font-name-complex="Roboto2" style:font-size-complex="10pt" style:font-weight-complex="bold"/>
    </style:style>
    <style:style style:name="T16" style:family="text">
      <style:text-properties fo:font-size="10pt" fo:font-weight="bold" officeooo:rsid="01d4d02e" style:font-name-asian="Roboto2" style:font-size-asian="10pt" style:font-weight-asian="bold" style:font-name-complex="Roboto2" style:font-size-complex="10pt" style:font-weight-complex="bold"/>
    </style:style>
    <style:style style:name="T17" style:family="text">
      <style:text-properties fo:font-size="10pt" fo:font-weight="bold" officeooo:rsid="020d70ed" style:font-name-asian="Roboto2" style:font-size-asian="10pt" style:font-weight-asian="bold" style:font-name-complex="Roboto2" style:font-size-complex="10pt" style:font-weight-complex="bold"/>
    </style:style>
    <style:style style:name="T18" style:family="text">
      <style:text-properties fo:font-size="10pt" fo:font-weight="bold" officeooo:rsid="022ad270" style:font-name-asian="Roboto2" style:font-size-asian="10pt" style:font-weight-asian="bold" style:font-name-complex="Roboto2" style:font-size-complex="10pt" style:font-weight-complex="bold"/>
    </style:style>
    <style:style style:name="T19" style:family="text">
      <style:text-properties fo:font-size="10pt" fo:font-weight="bold" officeooo:rsid="018219c0" style:font-name-asian="Roboto2" style:font-size-asian="10pt" style:font-weight-asian="bold" style:font-name-complex="Roboto2" style:font-size-complex="10pt"/>
    </style:style>
    <style:style style:name="T20" style:family="text">
      <style:text-properties fo:font-size="10pt" fo:font-weight="bold" officeooo:rsid="008b6a72" style:font-name-asian="Roboto2" style:font-size-asian="10pt" style:font-weight-asian="bold" style:font-name-complex="Roboto2" style:font-size-complex="10pt"/>
    </style:style>
    <style:style style:name="T21" style:family="text">
      <style:text-properties fo:font-size="10pt" fo:font-weight="bold" officeooo:rsid="0102247f" style:font-name-asian="Roboto2" style:font-size-asian="10pt" style:font-weight-asian="bold" style:font-name-complex="Roboto2" style:font-size-complex="10pt"/>
    </style:style>
    <style:style style:name="T22" style:family="text">
      <style:text-properties fo:font-size="10pt" fo:font-weight="bold" officeooo:rsid="01871c9e" style:font-name-asian="Roboto2" style:font-size-asian="10pt" style:font-weight-asian="bold" style:font-name-complex="Roboto2" style:font-size-complex="10pt"/>
    </style:style>
    <style:style style:name="T23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24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25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italic"/>
    </style:style>
    <style:style style:name="T26" style:family="text">
      <style:text-properties fo:font-size="10pt" fo:font-style="italic" officeooo:rsid="010255c4" style:font-name-asian="Roboto2" style:font-size-asian="10pt" style:font-style-asian="italic" style:font-name-complex="Roboto2" style:font-size-complex="10pt" style:font-style-complex="italic"/>
    </style:style>
    <style:style style:name="T27" style:family="text">
      <style:text-properties fo:font-size="10pt" fo:font-style="italic" officeooo:rsid="014c2b2e" style:font-name-asian="Roboto2" style:font-size-asian="10pt" style:font-style-asian="italic" style:font-name-complex="Roboto2" style:font-size-complex="10pt" style:font-style-complex="italic"/>
    </style:style>
    <style:style style:name="T28" style:family="text">
      <style:text-properties fo:font-size="10pt" fo:font-style="italic" officeooo:rsid="01a964e2" style:font-name-asian="Roboto2" style:font-size-asian="10pt" style:font-style-asian="italic" style:font-name-complex="Roboto2" style:font-size-complex="10pt" style:font-style-complex="italic"/>
    </style:style>
    <style:style style:name="T29" style:family="text">
      <style:text-properties fo:font-size="10pt" fo:font-style="italic" officeooo:rsid="02128124" style:font-name-asian="Roboto2" style:font-size-asian="10pt" style:font-style-asian="italic" style:font-name-complex="Roboto2" style:font-size-complex="10pt" style:font-style-complex="italic"/>
    </style:style>
    <style:style style:name="T30" style:family="text">
      <style:text-properties fo:font-size="10pt" fo:font-style="italic" officeooo:rsid="0263c54e" style:font-name-asian="Roboto2" style:font-size-asian="10pt" style:font-style-asian="italic" style:font-name-complex="Roboto2" style:font-size-complex="10pt" style:font-style-complex="italic"/>
    </style:style>
    <style:style style:name="T31" style:family="text">
      <style:text-properties fo:font-size="10pt" fo:font-style="italic" style:font-name-asian="Roboto2" style:font-size-asian="10pt" style:font-style-asian="italic" style:font-name-complex="Roboto2" style:font-size-complex="10pt" style:font-style-complex="normal"/>
    </style:style>
    <style:style style:name="T32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normal"/>
    </style:style>
    <style:style style:name="T33" style:family="text">
      <style:text-properties fo:font-size="10pt" fo:font-style="italic" officeooo:rsid="014c2b2e" style:font-name-asian="Roboto2" style:font-size-asian="10pt" style:font-style-asian="italic" style:font-name-complex="Roboto2" style:font-size-complex="10pt" style:font-style-complex="normal"/>
    </style:style>
    <style:style style:name="T34" style:family="text">
      <style:text-properties fo:font-size="10pt" fo:font-style="italic" officeooo:rsid="01a964e2" style:font-name-asian="Roboto2" style:font-size-asian="10pt" style:font-style-asian="italic" style:font-name-complex="Roboto2" style:font-size-complex="10pt" style:font-style-complex="normal"/>
    </style:style>
    <style:style style:name="T35" style:family="text">
      <style:text-properties fo:font-size="10pt" fo:font-style="italic" officeooo:rsid="01b1fc9f" style:font-name-asian="Roboto2" style:font-size-asian="10pt" style:font-style-asian="italic" style:font-name-complex="Roboto2" style:font-size-complex="10pt" style:font-style-complex="normal"/>
    </style:style>
    <style:style style:name="T36" style:family="text">
      <style:text-properties fo:font-size="10pt" fo:font-style="italic" officeooo:rsid="01cc2d83" style:font-name-asian="Roboto2" style:font-size-asian="10pt" style:font-style-asian="italic" style:font-name-complex="Roboto2" style:font-size-complex="10pt" style:font-style-complex="normal"/>
    </style:style>
    <style:style style:name="T37" style:family="text">
      <style:text-properties fo:font-size="10pt" fo:font-style="italic" officeooo:rsid="020eb7cc" style:font-name-asian="Roboto2" style:font-size-asian="10pt" style:font-style-asian="italic" style:font-name-complex="Roboto2" style:font-size-complex="10pt" style:font-style-complex="normal"/>
    </style:style>
    <style:style style:name="T38" style:family="text">
      <style:text-properties fo:font-size="10pt" fo:font-style="italic" officeooo:rsid="02399f0e" style:font-name-asian="Roboto2" style:font-size-asian="10pt" style:font-style-asian="italic" style:font-name-complex="Roboto2" style:font-size-complex="10pt" style:font-style-complex="normal"/>
    </style:style>
    <style:style style:name="T39" style:family="text">
      <style:text-properties fo:font-size="10pt" fo:font-style="italic" officeooo:rsid="023d8dcd" style:font-name-asian="Roboto2" style:font-size-asian="10pt" style:font-style-asian="italic" style:font-name-complex="Roboto2" style:font-size-complex="10pt" style:font-style-complex="normal"/>
    </style:style>
    <style:style style:name="T40" style:family="text">
      <style:text-properties fo:font-size="10pt" fo:font-style="italic" officeooo:rsid="02431e66" style:font-name-asian="Roboto2" style:font-size-asian="10pt" style:font-style-asian="italic" style:font-name-complex="Roboto2" style:font-size-complex="10pt" style:font-style-complex="normal"/>
    </style:style>
    <style:style style:name="T41" style:family="text">
      <style:text-properties fo:font-size="10pt" fo:font-style="italic" officeooo:rsid="026645e2" style:font-name-asian="Roboto2" style:font-size-asian="10pt" style:font-style-asian="italic" style:font-name-complex="Roboto2" style:font-size-complex="10pt" style:font-style-complex="normal"/>
    </style:style>
    <style:style style:name="T42" style:family="text">
      <style:text-properties fo:font-size="10pt" fo:font-style="italic" fo:font-weight="normal" officeooo:rsid="0048f0e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3" style:family="text">
      <style:text-properties fo:font-size="10pt" fo:font-style="italic" fo:font-weight="normal" officeooo:rsid="01fe8084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4" style:family="text">
      <style:text-properties fo:font-size="10pt" fo:font-style="italic" fo:font-weight="normal" officeooo:rsid="020eb7cc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5" style:family="text">
      <style:text-properties fo:font-size="10pt" fo:font-style="italic" fo:font-weight="normal" officeooo:rsid="0230fb95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6" style:family="text">
      <style:text-properties fo:font-size="10pt" fo:font-style="italic" fo:font-weight="normal" officeooo:rsid="02497078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7" style:family="text">
      <style:text-properties fo:font-size="10pt" fo:font-style="italic" fo:font-weight="normal" officeooo:rsid="0255f6ab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8" style:family="text">
      <style:text-properties fo:font-size="10pt" fo:font-style="italic" fo:font-weight="normal" officeooo:rsid="025af211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9" style:family="text">
      <style:text-properties fo:font-size="10pt" fo:font-style="italic" style:text-underline-style="none" fo:font-weight="bold" officeooo:rsid="0048f0e9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50" style:family="text">
      <style:text-properties fo:font-size="10pt" fo:font-style="italic" style:text-underline-style="none" fo:font-weight="normal" officeooo:rsid="014f975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51" style:family="text">
      <style:text-properties fo:font-size="10pt" fo:font-style="italic" style:text-underline-style="none" fo:font-weight="normal" officeooo:rsid="024bf406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52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53" style:family="text">
      <style:text-properties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4" style:family="text">
      <style:text-properties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55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56" style:family="text">
      <style:text-properties fo:font-size="10pt" fo:font-style="normal" fo:font-weight="bold" officeooo:rsid="0100c247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57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58" style:family="text">
      <style:text-properties fo:font-size="10pt" fo:font-style="normal" style:text-underline-style="none" fo:font-weight="normal" officeooo:rsid="0102247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9" style:family="text">
      <style:text-properties fo:font-size="10pt" fo:font-style="normal" style:text-underline-style="none" fo:font-weight="normal" officeooo:rsid="010460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0" style:family="text">
      <style:text-properties fo:font-size="10pt" fo:font-style="normal" style:text-underline-style="none" fo:font-weight="normal" officeooo:rsid="0158361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1" style:family="text">
      <style:text-properties fo:font-size="10pt" fo:font-style="normal" style:text-underline-style="none" fo:font-weight="normal" officeooo:rsid="015a56a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2" style:family="text">
      <style:text-properties fo:font-size="10pt" fo:font-style="normal" style:text-underline-style="none" fo:font-weight="normal" officeooo:rsid="0107e8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3" style:family="text">
      <style:text-properties fo:font-size="10pt" fo:font-style="normal" style:text-underline-style="none" fo:font-weight="normal" officeooo:rsid="01061b8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4" style:family="text">
      <style:text-properties fo:font-size="10pt" fo:font-style="normal" style:text-underline-style="none" fo:font-weight="normal" officeooo:rsid="0106d8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5" style:family="text">
      <style:text-properties fo:font-size="10pt" fo:font-style="normal" style:text-underline-style="none" fo:font-weight="normal" officeooo:rsid="011ae9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6" style:family="text">
      <style:text-properties fo:font-size="10pt" fo:font-style="normal" style:text-underline-style="none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7" style:family="text">
      <style:text-properties fo:font-size="10pt" fo:font-style="normal" style:text-underline-style="none" fo:font-weight="normal" officeooo:rsid="012a0f5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8" style:family="text">
      <style:text-properties fo:font-size="10pt" fo:font-style="normal" style:text-underline-style="none" fo:font-weight="normal" officeooo:rsid="01741c9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9" style:family="text">
      <style:text-properties fo:font-size="10pt" fo:font-style="normal" style:text-underline-style="none" fo:font-weight="normal" officeooo:rsid="01294c7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0" style:family="text">
      <style:text-properties fo:font-size="10pt" fo:font-style="normal" style:text-underline-style="none" fo:font-weight="normal" officeooo:rsid="009c1a7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1" style:family="text">
      <style:text-properties fo:font-size="10pt" fo:font-style="normal" style:text-underline-style="none" fo:font-weight="normal" officeooo:rsid="009b41a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2" style:family="text">
      <style:text-properties fo:font-size="10pt" fo:font-style="normal" style:text-underline-style="none" fo:font-weight="normal" officeooo:rsid="00934af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3" style:family="text">
      <style:text-properties fo:font-size="10pt" fo:font-style="normal" style:text-underline-style="none" fo:font-weight="normal" officeooo:rsid="009f14e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4" style:family="text">
      <style:text-properties fo:font-size="10pt" fo:font-style="normal" style:text-underline-style="none" fo:font-weight="normal" officeooo:rsid="018258c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5" style:family="text">
      <style:text-properties fo:font-size="10pt" fo:font-style="normal" style:text-underline-style="none" fo:font-weight="normal" officeooo:rsid="0183b1f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6" style:family="text">
      <style:text-properties fo:font-size="10pt" fo:font-style="normal" style:text-underline-style="none" fo:font-weight="normal" officeooo:rsid="0185066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7" style:family="text">
      <style:text-properties fo:font-size="10pt" fo:font-style="normal" style:text-underline-style="none" fo:font-weight="normal" officeooo:rsid="008e79c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8" style:family="text">
      <style:text-properties fo:font-size="10pt" fo:font-style="normal" style:text-underline-style="none" fo:font-weight="normal" officeooo:rsid="01372b6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9" style:family="text">
      <style:text-properties fo:font-size="10pt" fo:font-style="normal" style:text-underline-style="none" fo:font-weight="normal" officeooo:rsid="0135db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0" style:family="text">
      <style:text-properties fo:font-size="10pt" fo:font-style="normal" style:text-underline-style="none" fo:font-weight="normal" officeooo:rsid="018e753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1" style:family="text">
      <style:text-properties fo:font-size="10pt" fo:font-style="normal" style:text-underline-style="none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2" style:family="text">
      <style:text-properties fo:font-size="10pt" fo:font-style="normal" style:text-underline-style="none" fo:font-weight="normal" officeooo:rsid="021008f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3" style:family="text">
      <style:text-properties fo:font-size="10pt" fo:font-style="normal" style:text-underline-style="none" fo:font-weight="normal" officeooo:rsid="0218f00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4" style:family="text">
      <style:text-properties fo:font-size="10pt" fo:font-style="normal" style:text-underline-style="none" fo:font-weight="normal" officeooo:rsid="0226d9a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5" style:family="text">
      <style:text-properties fo:font-size="10pt" fo:font-style="normal" style:text-underline-style="none" fo:font-weight="normal" officeooo:rsid="022aaed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6" style:family="text">
      <style:text-properties fo:font-size="10pt" fo:font-style="normal" style:text-underline-style="none" fo:font-weight="normal" officeooo:rsid="02324e3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7" style:family="text">
      <style:text-properties fo:font-size="10pt" fo:font-style="normal" style:text-underline-style="none" fo:font-weight="normal" officeooo:rsid="0236b2c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8" style:family="text">
      <style:text-properties fo:font-size="10pt" fo:font-style="normal" style:text-underline-style="none" fo:font-weight="normal" officeooo:rsid="023a6c3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9" style:family="text">
      <style:text-properties fo:font-size="10pt" fo:font-style="normal" style:text-underline-style="none" fo:font-weight="normal" officeooo:rsid="023fda2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0" style:family="text">
      <style:text-properties fo:font-size="10pt" fo:font-style="normal" style:text-underline-style="none" fo:font-weight="normal" officeooo:rsid="02502c2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1" style:family="text">
      <style:text-properties fo:font-size="10pt" fo:font-style="normal" style:text-underline-style="none" fo:font-weight="normal" officeooo:rsid="02590c0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2" style:family="text">
      <style:text-properties fo:font-size="10pt" fo:font-style="normal" style:text-underline-style="none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93" style:family="text">
      <style:text-properties fo:font-size="10pt" fo:font-style="normal" style:text-underline-style="none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94" style:family="text">
      <style:text-properties fo:font-size="10pt" fo:font-style="normal" style:text-underline-style="solid" style:text-underline-width="auto" style:text-underline-color="font-color" fo:font-weight="bold" officeooo:rsid="01294c7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95" style:family="text">
      <style:text-properties fo:font-size="10pt" fo:font-style="normal" style:text-underline-style="solid" style:text-underline-width="auto" style:text-underline-color="font-color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96" style:family="text">
      <style:text-properties fo:font-size="10pt" fo:font-style="normal" style:text-underline-style="solid" style:text-underline-width="auto" style:text-underline-color="font-color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97" style:family="text">
      <style:text-properties fo:font-size="10pt" fo:font-style="normal" style:text-underline-style="solid" style:text-underline-width="auto" style:text-underline-color="font-color" fo:font-weight="bold" officeooo:rsid="01475f5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98" style:family="text">
      <style:text-properties fo:font-size="10pt" fo:font-style="normal" officeooo:rsid="009b41a1" style:font-name-asian="Roboto2" style:font-size-asian="10pt" style:font-style-asian="normal" style:font-name-complex="Roboto2" style:font-size-complex="10pt" style:font-style-complex="normal"/>
    </style:style>
    <style:style style:name="T99" style:family="text">
      <style:text-properties fo:font-size="10pt" fo:font-style="normal" officeooo:rsid="008e79c7" style:font-name-asian="Roboto2" style:font-size-asian="10pt" style:font-style-asian="normal" style:font-name-complex="Roboto2" style:font-size-complex="10pt" style:font-style-complex="normal"/>
    </style:style>
    <style:style style:name="T100" style:family="text">
      <style:text-properties fo:font-size="10pt" fo:font-style="normal" officeooo:rsid="01294c75" style:font-name-asian="Roboto2" style:font-size-asian="10pt" style:font-style-asian="normal" style:font-name-complex="Roboto2" style:font-size-complex="10pt" style:font-style-complex="normal"/>
    </style:style>
    <style:style style:name="T101" style:family="text">
      <style:text-properties fo:font-size="10pt" fo:font-style="normal" officeooo:rsid="009f14e6" style:font-name-asian="Roboto2" style:font-size-asian="10pt" style:font-style-asian="normal" style:font-name-complex="Roboto2" style:font-size-complex="10pt" style:font-style-complex="normal"/>
    </style:style>
    <style:style style:name="T102" style:family="text">
      <style:text-properties fo:font-size="10pt" fo:font-style="normal" officeooo:rsid="018258c6" style:font-name-asian="Roboto2" style:font-size-asian="10pt" style:font-style-asian="normal" style:font-name-complex="Roboto2" style:font-size-complex="10pt" style:font-style-complex="normal"/>
    </style:style>
    <style:style style:name="T103" style:family="text">
      <style:text-properties fo:font-size="10pt" fo:font-style="normal" officeooo:rsid="01fe126e" style:font-name-asian="Roboto2" style:font-size-asian="10pt" style:font-style-asian="normal" style:font-name-complex="Roboto2" style:font-size-complex="10pt" style:font-style-complex="normal"/>
    </style:style>
    <style:style style:name="T104" style:family="text">
      <style:text-properties fo:font-size="10pt" fo:font-style="normal" officeooo:rsid="0201ad8e" style:font-name-asian="Roboto2" style:font-size-asian="10pt" style:font-style-asian="normal" style:font-name-complex="Roboto2" style:font-size-complex="10pt" style:font-style-complex="normal"/>
    </style:style>
    <style:style style:name="T105" style:family="text">
      <style:text-properties fo:font-weight="normal" style:font-weight-asian="normal" style:font-weight-complex="normal"/>
    </style:style>
    <style:style style:name="T106" style:family="text">
      <style:text-properties fo:font-weight="normal" officeooo:rsid="01475f55" style:font-weight-asian="normal" style:font-weight-complex="normal"/>
    </style:style>
    <style:style style:name="T107" style:family="text">
      <style:text-properties fo:font-weight="normal" officeooo:rsid="01ff59c5" style:font-weight-asian="normal" style:font-weight-complex="normal"/>
    </style:style>
    <style:style style:name="T108" style:family="text">
      <style:text-properties fo:font-weight="normal" officeooo:rsid="0200cec8" style:font-weight-asian="normal" style:font-weight-complex="normal"/>
    </style:style>
    <style:style style:name="T109" style:family="text">
      <style:text-properties fo:font-weight="normal" officeooo:rsid="026645e2" style:font-weight-asian="normal" style:font-weight-complex="normal"/>
    </style:style>
    <style:style style:name="T110" style:family="text">
      <style:text-properties fo:font-weight="normal" officeooo:rsid="02677beb" style:font-weight-asian="normal" style:font-weight-complex="normal"/>
    </style:style>
    <style:style style:name="T111" style:family="text">
      <style:text-properties fo:font-weight="normal" officeooo:rsid="01f670b9" style:font-weight-asian="normal"/>
    </style:style>
    <style:style style:name="T112" style:family="text">
      <style:text-properties fo:font-weight="normal" officeooo:rsid="014ff28a" style:font-name-asian="Roboto2" style:font-weight-asian="normal" style:font-name-complex="Roboto2" style:font-weight-complex="normal"/>
    </style:style>
    <style:style style:name="T113" style:family="text">
      <style:text-properties fo:font-weight="normal" officeooo:rsid="0152a1a6" style:font-name-asian="Roboto2" style:font-weight-asian="normal" style:font-name-complex="Roboto2" style:font-weight-complex="normal"/>
    </style:style>
    <style:style style:name="T114" style:family="text">
      <style:text-properties officeooo:rsid="0094c2de"/>
    </style:style>
    <style:style style:name="T115" style:family="text">
      <style:text-properties fo:color="#000000" style:font-name="Inter1" style:text-underline-style="none"/>
    </style:style>
    <style:style style:name="T116" style:family="text">
      <style:text-properties officeooo:rsid="0134be7f"/>
    </style:style>
    <style:style style:name="T117" style:family="text">
      <style:text-properties officeooo:rsid="014965fe"/>
    </style:style>
    <style:style style:name="T118" style:family="text">
      <style:text-properties style:font-name="Inter1" fo:font-size="10pt" fo:font-weight="bold" style:font-name-asian="Roboto2" style:font-size-asian="10pt" style:font-weight-asian="bold" style:font-name-complex="Roboto2" style:font-size-complex="10pt"/>
    </style:style>
    <style:style style:name="T119" style:family="text">
      <style:text-properties style:font-name="Inter1" fo:font-size="10pt" fo:font-weight="bold" officeooo:rsid="0100c247" style:font-name-asian="Roboto2" style:font-size-asian="10pt" style:font-weight-asian="bold" style:font-name-complex="Roboto2" style:font-size-complex="10pt"/>
    </style:style>
    <style:style style:name="T120" style:family="text">
      <style:text-properties style:font-name="Inter1" fo:font-size="10pt" fo:font-weight="bold" officeooo:rsid="00e1f740" style:font-name-asian="Roboto2" style:font-size-asian="10pt" style:font-weight-asian="bold" style:font-name-complex="Roboto2" style:font-size-complex="10pt"/>
    </style:style>
    <style:style style:name="T121" style:family="text">
      <style:text-properties style:font-name="Inter1" fo:font-size="10pt" fo:font-weight="bold" officeooo:rsid="01db6890" style:font-name-asian="Roboto2" style:font-size-asian="10pt" style:font-weight-asian="bold" style:font-name-complex="Roboto2" style:font-size-complex="10pt"/>
    </style:style>
    <style:style style:name="T122" style:family="text">
      <style:text-properties style:font-name="Inter1" fo:font-size="10pt" style:font-size-asian="10pt" style:font-size-complex="10pt"/>
    </style:style>
    <style:style style:name="T123" style:family="text">
      <style:text-properties style:font-name="Inter1" fo:font-size="10pt" officeooo:rsid="01a964e2" style:font-size-asian="10pt" style:font-size-complex="10pt"/>
    </style:style>
    <style:style style:name="T124" style:family="text">
      <style:text-properties style:font-name="Inter1" fo:font-size="10pt" officeooo:rsid="01db6890" style:font-size-asian="10pt" style:font-size-complex="10pt"/>
    </style:style>
    <style:style style:name="T125" style:family="text">
      <style:text-properties style:font-name="Inter1" fo:font-size="10pt" officeooo:rsid="020eb7cc" style:font-size-asian="10pt" style:font-size-complex="10pt"/>
    </style:style>
    <style:style style:name="T126" style:family="text">
      <style:text-properties style:font-name="Inter1" fo:font-size="10pt" officeooo:rsid="0228fcbb" style:font-size-asian="10pt" style:font-size-complex="10pt"/>
    </style:style>
    <style:style style:name="T127" style:family="text">
      <style:text-properties style:font-name="Inter1" fo:font-size="10pt" fo:font-style="normal" style:text-underline-style="none" fo:font-weight="normal" officeooo:rsid="011bd99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8" style:family="text">
      <style:text-properties style:font-name="Inter1" fo:font-size="10pt" fo:font-style="normal" style:text-underline-style="none" fo:font-weight="normal" officeooo:rsid="0102247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9" style:family="text">
      <style:text-properties style:font-name="Inter1" fo:font-size="10pt" fo:font-style="normal" style:text-underline-style="none" fo:font-weight="normal" officeooo:rsid="0102f15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0" style:family="text">
      <style:text-properties style:font-name="Inter1" fo:font-size="10pt" fo:font-style="normal" style:text-underline-style="none" fo:font-weight="normal" officeooo:rsid="0169bd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1" style:family="text">
      <style:text-properties style:font-name="Inter1" fo:font-size="10pt" fo:font-style="normal" style:text-underline-style="none" fo:font-weight="normal" officeooo:rsid="0172596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2" style:family="text">
      <style:text-properties style:font-name="Inter1" fo:font-size="10pt" fo:font-style="normal" style:text-underline-style="none" fo:font-weight="normal" officeooo:rsid="014ff28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3" style:family="text">
      <style:text-properties style:font-name="Inter1" fo:font-size="10pt" fo:font-style="normal" style:text-underline-style="none" fo:font-weight="normal" officeooo:rsid="021008f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4" style:family="text">
      <style:text-properties style:font-name="Inter1" fo:font-size="10pt" fo:font-style="normal" style:text-underline-style="none" fo:font-weight="normal" officeooo:rsid="02113a8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5" style:family="text">
      <style:text-properties style:font-name="Inter1" fo:font-size="10pt" fo:font-style="normal" style:text-underline-style="none" fo:font-weight="normal" officeooo:rsid="0212812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6" style:family="text">
      <style:text-properties style:font-name="Inter1" fo:font-size="10pt" fo:font-style="normal" style:text-underline-style="none" fo:font-weight="normal" officeooo:rsid="021aafd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7" style:family="text">
      <style:text-properties style:font-name="Inter1" fo:font-size="10pt" fo:font-style="normal" style:text-underline-style="none" fo:font-weight="normal" officeooo:rsid="022103d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8" style:family="text">
      <style:text-properties style:font-name="Inter1" fo:font-size="10pt" fo:font-style="normal" style:text-underline-style="none" fo:font-weight="normal" officeooo:rsid="022ad27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9" style:family="text">
      <style:text-properties style:font-name="Inter1" fo:font-size="10pt" fo:font-style="normal" style:text-underline-style="none" fo:font-weight="normal" officeooo:rsid="0233e5e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0" style:family="text">
      <style:text-properties style:font-name="Inter1" fo:font-size="10pt" fo:font-style="normal" style:text-underline-style="none" fo:font-weight="bold" officeooo:rsid="014ff28a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41" style:family="text">
      <style:text-properties style:font-name="Inter1"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142" style:family="text">
      <style:text-properties style:font-name="Inter1"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43" style:family="text">
      <style:text-properties style:font-name="Inter1" fo:font-size="10pt" fo:font-style="normal" fo:font-weight="bold" officeooo:rsid="014ff28a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44" style:family="text">
      <style:text-properties style:font-name="Inter1" fo:font-size="10pt" fo:font-style="normal" fo:font-weight="bold" officeooo:rsid="026645e2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45" style:family="text">
      <style:text-properties style:font-name="Inter1" fo:font-size="10pt" fo:font-style="normal" fo:font-weight="bold" officeooo:rsid="01ff59c5" style:font-size-asian="10pt" style:font-style-asian="normal" style:font-weight-asian="bold" style:font-size-complex="10pt" style:font-style-complex="normal" style:font-weight-complex="bold"/>
    </style:style>
    <style:style style:name="T146" style:family="text">
      <style:text-properties style:font-name="Inter1" fo:font-size="10pt" fo:font-style="normal" fo:font-weight="bold" officeooo:rsid="026645e2" style:font-size-asian="10pt" style:font-style-asian="normal" style:font-weight-asian="bold" style:font-size-complex="10pt" style:font-style-complex="normal" style:font-weight-complex="bold"/>
    </style:style>
    <style:style style:name="T147" style:family="text">
      <style:text-properties style:font-name="Inter1" fo:font-size="10pt" fo:font-style="normal" fo:font-weight="normal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8" style:family="text">
      <style:text-properties style:font-name="Inter1" fo:font-size="10pt" fo:font-style="normal" fo:font-weight="normal" officeooo:rsid="005fbda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9" style:family="text">
      <style:text-properties style:font-name="Inter1" fo:font-size="10pt" fo:font-style="normal" fo:font-weight="normal" officeooo:rsid="00e1f74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50" style:family="text">
      <style:text-properties style:font-name="Inter1" fo:font-size="10pt" fo:font-style="normal" fo:font-weight="normal" officeooo:rsid="0119fa8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51" style:family="text">
      <style:text-properties style:font-name="Inter1" fo:font-size="10pt" fo:font-style="normal" fo:font-weight="normal" officeooo:rsid="010d678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52" style:family="text">
      <style:text-properties style:font-name="Inter1" fo:font-size="10pt" fo:font-style="normal" fo:font-weight="normal" officeooo:rsid="0060ff9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53" style:family="text">
      <style:text-properties style:font-name="Inter1" fo:font-size="10pt" fo:font-style="normal" fo:font-weight="normal" officeooo:rsid="014ff28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54" style:family="text">
      <style:text-properties style:font-name="Inte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55" style:family="text">
      <style:text-properties style:font-name="Inter1" fo:font-size="10pt" fo:font-style="normal" fo:font-weight="normal" officeooo:rsid="01ff59c5" style:font-size-asian="10pt" style:font-style-asian="normal" style:font-weight-asian="normal" style:font-size-complex="10pt" style:font-style-complex="normal" style:font-weight-complex="normal"/>
    </style:style>
    <style:style style:name="T156" style:family="text">
      <style:text-properties style:font-name="Inter1" fo:font-size="10pt" fo:font-style="normal" fo:font-weight="normal" officeooo:rsid="0200cec8" style:font-size-asian="10pt" style:font-style-asian="normal" style:font-weight-asian="normal" style:font-size-complex="10pt" style:font-style-complex="normal" style:font-weight-complex="normal"/>
    </style:style>
    <style:style style:name="T157" style:family="text">
      <style:text-properties style:font-name="Inter1" fo:font-size="10pt" fo:font-style="normal" fo:font-weight="normal" officeooo:rsid="026645e2" style:font-size-asian="10pt" style:font-style-asian="normal" style:font-weight-asian="normal" style:font-size-complex="10pt" style:font-style-complex="normal" style:font-weight-complex="normal"/>
    </style:style>
    <style:style style:name="T158" style:family="text">
      <style:text-properties style:font-name="Inter1" fo:font-size="10pt" fo:font-style="normal" fo:font-weight="normal" officeooo:rsid="02677beb" style:font-size-asian="10pt" style:font-style-asian="normal" style:font-weight-asian="normal" style:font-size-complex="10pt" style:font-style-complex="normal" style:font-weight-complex="normal"/>
    </style:style>
    <style:style style:name="T159" style:family="text">
      <style:text-properties style:font-name="Inter1" fo:font-size="10pt" fo:font-style="normal" style:font-size-asian="10pt" style:font-style-asian="normal" style:font-size-complex="10pt" style:font-style-complex="normal"/>
    </style:style>
    <style:style style:name="T160" style:family="text">
      <style:text-properties style:font-name="Inter1" fo:font-size="10pt" fo:font-style="normal" officeooo:rsid="01ff59c5" style:font-size-asian="10pt" style:font-style-asian="normal" style:font-size-complex="10pt" style:font-style-complex="normal"/>
    </style:style>
    <style:style style:name="T161" style:family="text">
      <style:text-properties style:font-name="Inter1"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162" style:family="text">
      <style:text-properties style:font-name="Inter1"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63" style:family="text">
      <style:text-properties style:font-name="Inter1" fo:font-size="10pt" fo:font-style="italic" style:font-name-asian="Roboto2" style:font-size-asian="10pt" style:font-style-asian="italic" style:font-name-complex="Roboto2" style:font-size-complex="10pt"/>
    </style:style>
    <style:style style:name="T164" style:family="text">
      <style:text-properties style:font-name="Inter1" fo:font-size="10pt" fo:font-style="italic" fo:font-weight="normal" officeooo:rsid="01a964e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65" style:family="text">
      <style:text-properties style:font-name="Inter1" fo:font-size="10pt" fo:font-style="italic" fo:font-weight="normal" officeooo:rsid="0100c247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66" style:family="text">
      <style:text-properties style:font-name="Inter1" fo:font-size="10pt" fo:font-style="italic" fo:font-weight="normal" officeooo:rsid="023d8dcd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67" style:family="text">
      <style:text-properties style:font-name="Inter1" fo:font-size="10pt" style:font-name-asian="Roboto2" style:font-size-asian="10pt" style:font-name-complex="Roboto2" style:font-size-complex="10pt"/>
    </style:style>
    <style:style style:name="T168" style:family="text">
      <style:text-properties fo:color="#0066b3" style:font-name="Inter1" style:text-underline-style="solid" style:text-underline-width="auto" style:text-underline-color="font-color"/>
    </style:style>
    <style:style style:name="T169" style:family="text">
      <style:text-properties officeooo:rsid="0190cd32"/>
    </style:style>
    <style:style style:name="T170" style:family="text">
      <style:text-properties fo:font-style="italic" fo:font-weight="normal" officeooo:rsid="014ff28a" style:font-name-asian="Roboto2" style:font-style-asian="italic" style:font-weight-asian="normal" style:font-name-complex="Roboto2" style:font-style-complex="italic" style:font-weight-complex="normal"/>
    </style:style>
    <style:style style:name="T171" style:family="text">
      <style:text-properties officeooo:rsid="01a964e2"/>
    </style:style>
    <style:style style:name="T172" style:family="text">
      <style:text-properties officeooo:rsid="01ac23ff"/>
    </style:style>
    <style:style style:name="T173" style:family="text">
      <style:text-properties officeooo:rsid="01f670b9" style:font-weight-complex="bold"/>
    </style:style>
    <style:style style:name="T174" style:family="text">
      <style:text-properties officeooo:rsid="01f683f8" style:font-weight-complex="bold"/>
    </style:style>
    <style:style style:name="T175" style:family="text">
      <style:text-properties officeooo:rsid="01cc2d83"/>
    </style:style>
    <style:style style:name="T176" style:family="text">
      <style:text-properties style:font-name="Inter Extra Bold"/>
    </style:style>
    <style:style style:name="T177" style:family="text">
      <style:text-properties officeooo:rsid="0204810e"/>
    </style:style>
    <style:style style:name="T178" style:family="text">
      <style:text-properties style:font-weight-complex="normal"/>
    </style:style>
    <style:style style:name="T179" style:family="text">
      <style:text-properties officeooo:rsid="024575bc" style:font-weight-complex="normal"/>
    </style:style>
    <style:style style:name="T180" style:family="text">
      <style:text-properties officeooo:rsid="02381c97"/>
    </style:style>
    <style:style style:name="T181" style:family="text">
      <style:text-properties officeooo:rsid="024de0ba"/>
    </style:style>
    <style:style style:name="T182" style:family="text">
      <style:text-properties officeooo:rsid="025c4f92"/>
    </style:style>
    <style:style style:name="T183" style:family="text">
      <style:text-properties officeooo:rsid="025e4cce"/>
    </style:style>
    <style:style style:name="T184" style:family="text">
      <style:text-properties officeooo:rsid="02600270"/>
    </style:style>
    <style:style style:name="T185" style:family="text">
      <style:text-properties officeooo:rsid="0260b33e"/>
    </style:style>
    <style:style style:name="T186" style:family="text">
      <style:text-properties officeooo:rsid="02616afe"/>
    </style:style>
    <style:style style:name="T187" style:family="text">
      <style:text-properties officeooo:rsid="02659fb2"/>
    </style:style>
    <style:style style:name="T188" style:family="text">
      <style:text-properties officeooo:rsid="007e263d"/>
    </style:style>
    <style:style style:name="T18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3" text:anchor-type="page" text:anchor-page-number="1" svg:x="4.5091in" svg:y="0.4634in" svg:width="0.2236in" svg:height="0.2236in" draw:z-index="0">
        <draw:image xlink:href="Pictures/1000020100000060000000608011CECE41CB43CF.png" xlink:type="simple" xlink:show="embed" xlink:actuate="onLoad" loext:mime-type="image/png"/>
      </draw:frame>
      <draw:frame draw:style-name="fr1" draw:name="Image4" text:anchor-type="page" text:anchor-page-number="1" svg:x="4.5374in" svg:y="0.6693in" svg:width="0.1835in" svg:height="0.1835in" draw:z-index="1">
        <draw:image xlink:href="Pictures/1000020100000034000000341FB55D851B27E3C5.png" xlink:type="simple" xlink:show="embed" xlink:actuate="onLoad" loext:mime-type="image/png"/>
      </draw:frame>
      <draw:frame draw:style-name="fr1" draw:name="Image6" text:anchor-type="page" text:anchor-page-number="1" svg:x="4.5402in" svg:y="0.8689in" svg:width="0.1791in" svg:height="0.1791in" draw:z-index="2">
        <draw:image xlink:href="Pictures/10000201000002000000020062654E3D0C88CBBE.png" xlink:type="simple" xlink:show="embed" xlink:actuate="onLoad" loext:mime-type="image/png"/>
      </draw:frame>
      <draw:frame draw:style-name="fr1" draw:name="Image1" text:anchor-type="page" text:anchor-page-number="1" svg:x="6.2126in" svg:y="0.4646in" svg:width="0.2236in" svg:height="0.1902in" draw:z-index="4">
        <draw:image xlink:href="Pictures/100002010000027B0000021CB88FDDA1101DA18C.png" xlink:type="simple" xlink:show="embed" xlink:actuate="onLoad" loext:mime-type="image/png"/>
      </draw:frame>
      <draw:frame draw:style-name="fr1" draw:name="Image2" text:anchor-type="page" text:anchor-page-number="1" svg:x="6.2126in" svg:y="0.6693in" svg:width="0.189in" svg:height="0.189in" draw:z-index="5">
        <draw:image xlink:href="Pictures/10000201000000400000004041AC2129FF0AA4C7.png" xlink:type="simple" xlink:show="embed" xlink:actuate="onLoad" loext:mime-type="image/png"/>
      </draw:frame>
      <draw:frame draw:style-name="fr1" draw:name="Image5" text:anchor-type="page" text:anchor-page-number="1" svg:x="6.2126in" svg:y="0.8661in" svg:width="0.1874in" svg:height="0.1874in" draw:z-index="3">
        <draw:image xlink:href="Pictures/10000201000003E8000003E85996F9E76E303C74.png" xlink:type="simple" xlink:show="embed" xlink:actuate="onLoad" loext:mime-type="image/png"/>
      </draw:fram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48"><text:span text:style-name="T114">R</text:span>ICHARD <text:span text:style-name="T175">S. </text:span>ZHU</text:p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5"><text:a xlink:type="simple" xlink:href="mailto:rszhu@berkeley.edu" text:style-name="Internet_20_link" text:visited-style-name="Visited_20_Internet_20_Link"><text:span text:style-name="T115">rszhu@berkeley.edu</text:span></text:a></text:p>
            <text:p text:style-name="P30">858-371-8838</text:p>
            <text:p text:style-name="P29">Berkeley, CA</text:p>
          </table:table-cell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31"><text:a xlink:type="simple" xlink:href="https://www.linkedin.com/in/rszhu/" text:style-name="Internet_20_link" text:visited-style-name="Visited_20_Internet_20_Link"><text:span text:style-name="T168">linkedin.com/in/rszhu</text:span></text:a></text:p>
            <text:p text:style-name="P31"><text:a xlink:type="simple" xlink:href="https://github.com/richardszhu" text:style-name="Internet_20_link" text:visited-style-name="Visited_20_Internet_20_Link"><text:span text:style-name="T168">github.com/richardszhu</text:span></text:a></text:p>
            <text:p text:style-name="P32"><text:a xlink:type="simple" xlink:href="https://www.ocf.berkeley.edu/~rszhu/" text:style-name="Internet_20_link" text:visited-style-name="Visited_20_Internet_20_Link"><text:span text:style-name="T168">ocf.io/rszhu</text:span></text:a></text:p>
          </table:table-cell>
        </table:table-row>
      </table:table>
      <text:p text:style-name="P63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41">EDUCATION</text:p>
          </table:table-cell>
          <table:table-cell table:style-name="Table5.A1" office:value-type="string">
            <text:p text:style-name="P11">University of California, Berkeley</text:p>
            <text:p text:style-name="P15"><text:span text:style-name="T53">B.A. Computer Science</text:span><text:span text:style-name="T11"> <text:s text:c="38"/></text:span><text:span text:style-name="T23"><text:s text:c="7"/></text:span><text:span text:style-name="T54"><text:s/></text:span><text:span text:style-name="T11"><text:s text:c="81"/></text:span><text:span text:style-name="T8"><text:s text:c="89"/></text:span><text:span text:style-name="T24"><text:s text:c="13"/></text:span></text:p>
          </table:table-cell>
          <table:table-cell table:style-name="Table5.C1" office:value-type="string">
            <text:p text:style-name="P18"><text:span text:style-name="T173">Grad</text:span><text:span text:style-name="T174">uation</text:span><text:span text:style-name="T173"> </text:span><text:span text:style-name="T111">May 2023</text:span></text:p>
            <text:p text:style-name="P19"><text:span text:style-name="T1">GPA</text:span><text:span text:style-name="T178"> 3.9</text:span><text:span text:style-name="T179">4</text:span><text:span text:style-name="T5"> </text:span><text:span text:style-name="T4"><text:s/></text:span><text:span text:style-name="T3"><text:s/></text:span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36"/>
          </table:table-cell>
          <table:table-cell table:style-name="Table10.A1" office:value-type="string">
            <text:p text:style-name="P7"><office:annotation office:name="__Annotation__905_40995002133"><dc:creator>Unknown Author</dc:creator><dc:date>2020-01-01T12:33:41.070615008</dc:date><text:p text:style-name="P87"><text:span text:style-name="T189">Top Margin : 0</text:span></text:p><text:p text:style-name="P87"><text:span text:style-name="T189">Bottom Margin : 0</text:span></text:p></office:annotation><text:span text:style-name="T81">Coursework:</text:span><office:annotation-end office:name="__Annotation__905_40995002133"/><text:span text:style-name="T49"> </text:span><text:span text:style-name="T50">Data Structures, </text:span><text:span text:style-name="T51">Computer Architecture</text:span><text:span text:style-name="T42">,</text:span><text:span text:style-name="T45"> </text:span><text:span text:style-name="T46">Discrete Math, </text:span><text:span text:style-name="T47">Probability Theory,</text:span><text:span text:style-name="T46"> </text:span><text:span text:style-name="T45">Linear Algebra,</text:span><text:span text:style-name="T43"> </text:span><text:span text:style-name="T48">Circuit Analysis</text:span><text:span text:style-name="T11"> <text:s text:c="3"/></text:span><text:span text:style-name="T8"><text:s text:c="89"/></text:span><text:span text:style-name="T24"><text:s text:c="13"/></text:span></text:p>
          </table:table-cell>
        </table:table-row>
      </table:table>
      <text:p text:style-name="P73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40">EXPERIENCE</text:p>
          </table:table-cell>
          <table:table-cell table:style-name="Table6.A1" office:value-type="string">
            <text:p text:style-name="P12"><text:span text:style-name="Strong_20_Emphasis"><text:span text:style-name="T125">UC Berkeley Dept. of Anthropology</text:span></text:span></text:p>
            <text:p text:style-name="P14"><text:span text:style-name="T44">Software Developer</text:span><text:span text:style-name="T11"> <text:s text:c="23"/></text:span><text:span text:style-name="T52"><text:s/></text:span><text:span text:style-name="T11"><text:s text:c="51"/></text:span><text:span text:style-name="T23"><text:s text:c="7"/></text:span><text:span text:style-name="T54"><text:s/></text:span><text:span text:style-name="T11"><text:s text:c="81"/></text:span><text:span text:style-name="T8"><text:s text:c="89"/></text:span><text:span text:style-name="T24"><text:s text:c="13"/></text:span></text:p>
          </table:table-cell>
          <table:table-cell table:style-name="Table6.C1" office:value-type="string">
            <text:p text:style-name="P3"><text:span text:style-name="T57"><text:s/></text:span><text:span text:style-name="T56">Berkeley</text:span><text:span text:style-name="T55">, CA</text:span></text:p>
            <text:p text:style-name="P20"><text:span text:style-name="T25"><text:s/></text:span><text:span text:style-name="T29">Feb</text:span><text:span text:style-name="T37">. 2020 </text:span><text:span text:style-name="T32">— </text:span><text:span text:style-name="T38">May 2020</text:span><text:span text:style-name="T37"> </text:span></text:p>
          </table:table-cell>
        </table:table-row>
      </table:table>
      <text:p text:style-name="P8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3"/>
          </table:table-cell>
          <table:table-cell table:style-name="Table1.A1" office:value-type="string">
            <text:list xml:id="list3705662238" text:style-name="L1">
              <text:list-item>
                <text:p text:style-name="P50">Developed an automated image processing pipeline in Python, used to process 151,173 unique manuscript scans collected from an archaeological site in Queretaro, Mexico</text:p>
              </text:list-item>
              <text:list-item>
                <text:p text:style-name="P77"><text:span text:style-name="Strong_20_Emphasis"><text:span text:style-name="T137">Employed OpenCV to </text:span></text:span><text:span text:style-name="Strong_20_Emphasis"><text:span text:style-name="T138">dewarp, deskew, and binarize </text:span></text:span><text:span text:style-name="Strong_20_Emphasis"><text:span text:style-name="T139">image </text:span></text:span><text:span text:style-name="Strong_20_Emphasis"><text:span text:style-name="T138">scans to </text:span></text:span><text:span text:style-name="Strong_20_Emphasis"><text:span text:style-name="T133">optimize text legibility</text:span></text:span></text:p>
              </text:list-item>
              <text:list-item>
                <text:p text:style-name="P64"><text:span text:style-name="Strong_20_Emphasis"><text:span text:style-name="T68">Extracted text data from select</text:span></text:span><text:span text:style-name="Strong_20_Emphasis"><text:span text:style-name="T84">ed</text:span></text:span><text:span text:style-name="Strong_20_Emphasis"><text:span text:style-name="T68"> documents via OCR, utilizing Google Cloud’s Vision API</text:span></text:span></text:p>
              </text:list-item>
              <text:list-item>
                <text:p text:style-name="P65"><text:span text:style-name="Strong_20_Emphasis"><text:span text:style-name="T88">Presented </text:span></text:span><text:span text:style-name="Strong_20_Emphasis"><text:span text:style-name="T90">project </text:span></text:span><text:span text:style-name="Strong_20_Emphasis"><text:span text:style-name="T91">report </text:span></text:span><text:span text:style-name="Strong_20_Emphasis"><text:span text:style-name="T86">to a</text:span></text:span><text:span text:style-name="Strong_20_Emphasis"><text:span text:style-name="T87">n</text:span></text:span><text:span text:style-name="Strong_20_Emphasis"><text:span text:style-name="T86"> audience of </text:span></text:span><text:span text:style-name="Strong_20_Emphasis"><text:span text:style-name="T90">over 150</text:span></text:span><text:span text:style-name="Strong_20_Emphasis"><text:span text:style-name="T86"> anthropology students </text:span></text:span><text:span text:style-name="Strong_20_Emphasis"><text:span text:style-name="T87">and lecturers</text:span></text:span></text:p>
              </text:list-item>
            </text:list>
          </table:table-cell>
        </table:table-row>
      </table:table>
      <text:p text:style-name="P74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47"/>
          </table:table-cell>
          <table:table-cell table:style-name="Table9.A1" office:value-type="string">
            <text:p text:style-name="P12"><text:span text:style-name="Strong_20_Emphasis"><text:span text:style-name="T123">UC Berkeley </text:span></text:span><text:span text:style-name="Strong_20_Emphasis"><text:span text:style-name="T126">College of Engineering</text:span></text:span></text:p>
            <text:p text:style-name="P23"><text:span text:style-name="Strong_20_Emphasis"><text:span text:style-name="T166">Course Tutor</text:span></text:span><text:span text:style-name="T161"> <text:s/></text:span><text:span text:style-name="T118"><text:s text:c="27"/></text:span><text:span text:style-name="T161"><text:s/></text:span><text:span text:style-name="T118"><text:s text:c="51"/></text:span><text:span text:style-name="T162"><text:s text:c="7"/></text:span><text:span text:style-name="T141"><text:s/></text:span><text:span text:style-name="T118"><text:s text:c="81"/></text:span><text:span text:style-name="T167"><text:s text:c="89"/></text:span><text:span text:style-name="T163"><text:s text:c="13"/></text:span></text:p>
          </table:table-cell>
          <table:table-cell table:style-name="Table9.C1" office:value-type="string">
            <text:p text:style-name="P1"><text:span text:style-name="T171">Berkeley</text:span>, CA</text:p>
            <text:p text:style-name="P20"><text:span text:style-name="T25"><text:s/></text:span><text:span text:style-name="T30">May</text:span><text:span text:style-name="T32"> 20</text:span><text:span text:style-name="T34">20</text:span><text:span text:style-name="T32"> — </text:span><text:span text:style-name="T39">Present</text:span></text:p>
          </table:table-cell>
        </table:table-row>
      </table:table>
      <text:p text:style-name="P82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42"/>
          </table:table-cell>
          <table:table-cell table:style-name="Table14.A1" office:value-type="string">
            <text:list xml:id="list144650260095631" text:continue-numbering="true" text:style-name="L1">
              <text:list-item>
                <text:p text:style-name="P51"><text:span text:style-name="T183">Taught for</text:span> 12 hours/week as an official course tutor for CS 61A (Intro to Programming) </text:p>
              </text:list-item>
              <text:list-item>
                <text:p text:style-name="P52"><text:span text:style-name="T183">Led</text:span> <text:span text:style-name="T184">6 weekly </text:span>group <text:span text:style-name="T181">tutoring </text:span>sections, <text:span text:style-name="T185">covering </text:span>topics <text:span text:style-name="T182">such as recursion, abstraction, and OOP</text:span></text:p>
              </text:list-item>
              <text:list-item>
                <text:p text:style-name="P54"><text:span text:style-name="T186">Answered questions and assisted</text:span> students <text:span text:style-name="T181">with coding assignments during office hours</text:span></text:p>
              </text:list-item>
              <text:list-item>
                <text:p text:style-name="P53">Graded <text:span text:style-name="T187">student projects</text:span> for correctness <text:span text:style-name="T186">and proper programming style</text:span></text:p>
              </text:list-item>
            </text:list>
          </table:table-cell>
        </table:table-row>
      </table:table>
      <text:p text:style-name="P82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7"/>
          </table:table-cell>
          <table:table-cell table:style-name="Table3.A1" office:value-type="string">
            <text:p text:style-name="P12"><text:span text:style-name="T119">California </text:span><text:span text:style-name="T121">PATH (</text:span><text:span text:style-name="Strong_20_Emphasis"><text:span text:style-name="T122">Partners for Advanced Transportation Technology</text:span></text:span><text:span text:style-name="Strong_20_Emphasis"><text:span text:style-name="T124">)</text:span></text:span></text:p>
            <text:p text:style-name="P23"><text:span text:style-name="Strong_20_Emphasis"><text:span text:style-name="T165">Research Assistant</text:span></text:span><text:span text:style-name="T118"> <text:s text:c="16"/></text:span><text:span text:style-name="T161"><text:s/></text:span><text:span text:style-name="T118"><text:s text:c="51"/></text:span><text:span text:style-name="T162"><text:s text:c="7"/></text:span><text:span text:style-name="T141"><text:s/></text:span><text:span text:style-name="T118"><text:s text:c="81"/></text:span><text:span text:style-name="T167"><text:s text:c="89"/></text:span><text:span text:style-name="T163"><text:s text:c="13"/></text:span></text:p>
          </table:table-cell>
          <table:table-cell table:style-name="Table3.C1" office:value-type="string">
            <text:p text:style-name="P4"><text:span text:style-name="T57"><text:s/></text:span><text:span text:style-name="T56">Berkeley</text:span><text:span text:style-name="T55">, CA</text:span></text:p>
            <text:p text:style-name="P9"><text:span text:style-name="T25"><text:s/></text:span><text:span text:style-name="T27">Oct</text:span><text:span text:style-name="T26">.</text:span><text:span text:style-name="T32"> 201</text:span><text:span text:style-name="T33">9</text:span><text:span text:style-name="T32"> — </text:span><text:span text:style-name="T36">Jan</text:span><text:span text:style-name="T35">. 2020</text:span></text:p>
          </table:table-cell>
        </table:table-row>
      </table:table>
      <text:p text:style-name="P82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42"/>
          </table:table-cell>
          <table:table-cell table:style-name="Table7.A1" office:value-type="string">
            <text:list xml:id="list144648873514368" text:continue-numbering="true" text:style-name="L1">
              <text:list-item>
                <text:p text:style-name="P78"><text:span text:style-name="T134">Evaluated</text:span><text:span text:style-name="T127"> potential safety impacts</text:span><text:span text:style-name="T128"> </text:span><text:span text:style-name="T129">o</text:span><text:span text:style-name="T127">f </text:span><text:span text:style-name="T135">a</text:span><text:span text:style-name="T128"> </text:span><text:span text:style-name="T129">Caltrans-</text:span><text:span text:style-name="T131">proposed</text:span><text:span text:style-name="T130"> </text:span><text:span text:style-name="T136">free</text:span><text:span text:style-name="T130">way</text:span><text:span text:style-name="T136"> emergency alert</text:span><text:span text:style-name="T129"> system</text:span></text:p>
              </text:list-item>
              <text:list-item>
                <text:p text:style-name="P66"><text:span text:style-name="T62">S</text:span><text:span text:style-name="T63">ynced</text:span><text:span text:style-name="T58"> </text:span><text:span text:style-name="T63">position</text:span><text:span text:style-name="T64">al</text:span><text:span text:style-name="T59">, </text:span><text:span text:style-name="T64">sensor</text:span><text:span text:style-name="T59">, and </text:span><text:span text:style-name="T64">behavioral</text:span><text:span text:style-name="T58"> data </text:span><text:span text:style-name="T62">collected </text:span><text:span text:style-name="T58">from </text:span><text:span text:style-name="T68">driving</text:span><text:span text:style-name="T61"> </text:span><text:span text:style-name="T58">simulation</text:span><text:span text:style-name="T59"> </text:span><text:span text:style-name="T68">experiments</text:span></text:p>
              </text:list-item>
              <text:list-item>
                <text:p text:style-name="P66"><text:span text:style-name="Strong_20_Emphasis"><text:span text:style-name="T65">Wrote Python scripts to </text:span></text:span><text:span text:style-name="Strong_20_Emphasis"><text:span text:style-name="T83">high</text:span></text:span><text:span text:style-name="Strong_20_Emphasis"><text:span text:style-name="T89">l</text:span></text:span><text:span text:style-name="Strong_20_Emphasis"><text:span text:style-name="T83">ight</text:span></text:span><text:span text:style-name="Strong_20_Emphasis"><text:span text:style-name="T60"> key </text:span></text:span><text:span text:style-name="Strong_20_Emphasis"><text:span text:style-name="T82">p</text:span></text:span><text:span text:style-name="Strong_20_Emphasis"><text:span text:style-name="T60">oints </text:span></text:span><text:span text:style-name="Strong_20_Emphasis"><text:span text:style-name="T82">from</text:span></text:span><text:span text:style-name="Strong_20_Emphasis"><text:span text:style-name="T60"> </text:span></text:span><text:span text:style-name="Strong_20_Emphasis"><text:span text:style-name="T82">over 40 unique driver trial data sets</text:span></text:span></text:p>
              </text:list-item>
            </text:list>
          </table:table-cell>
        </table:table-row>
      </table:table>
      <text:p text:style-name="P76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6"><office:annotation office:name="__Annotation__1352_1647437908"><dc:creator>Unknown Author</dc:creator><dc:date>2020-01-04T16:43:11.210977179</dc:date><text:p text:style-name="P87"><text:span text:style-name="T190">Projects all one table except HEADER</text:span></text:p></office:annotation><text:span text:style-name="T176">PROJECTS</text:span><office:annotation-end office:name="__Annotation__1352_1647437908"/></text:p>
          </table:table-cell>
          <table:table-cell table:style-name="Table8.A1" office:value-type="string">
            <text:p text:style-name="P5"><text:span text:style-name="Strong_20_Emphasis"><text:span text:style-name="T19">I</text:span></text:span><text:span text:style-name="Strong_20_Emphasis"><text:span text:style-name="T20">nvestment </text:span></text:span><text:span text:style-name="Strong_20_Emphasis"><text:span text:style-name="T21">Portfolio Diversity Visualiz</text:span></text:span><text:span text:style-name="Strong_20_Emphasis"><text:span text:style-name="T22">er </text:span></text:span><text:span text:style-name="Strong_20_Emphasis"><text:span text:style-name="T14">(</text:span></text:span><text:span text:style-name="Strong_20_Emphasis"><text:span text:style-name="T13">Python</text:span></text:span><text:span text:style-name="Strong_20_Emphasis"><text:span text:style-name="T14">)</text:span></text:span></text:p>
            <text:list xml:id="list144650410050967" text:continue-numbering="true" text:style-name="L1">
              <text:list-item>
                <text:p text:style-name="P71"><text:span text:style-name="T94">Won </text:span><text:span text:style-name="T95">the </text:span><text:span text:style-name="T96">BlackRock API Prize at Cal Hacks </text:span><text:span text:style-name="T97">6.0</text:span><text:span text:style-name="T93">,</text:span><text:span text:style-name="T67"> the largest collegiate hackathon in the world</text:span></text:p>
              </text:list-item>
              <text:list-item>
                <text:p text:style-name="P67"><text:span text:style-name="T69">Built</text:span><text:span text:style-name="T70"> </text:span><text:span text:style-name="T69">a </text:span><text:span text:style-name="T70">tool</text:span><text:span text:style-name="T66"> </text:span><text:span text:style-name="T75">that </text:span><text:span text:style-name="T85">provides</text:span><text:span text:style-name="T75"> insight</text:span><text:span text:style-name="T85">s</text:span><text:span text:style-name="T75"> into the diversity of</text:span><text:span text:style-name="T66"> </text:span><text:span text:style-name="T75">an </text:span><text:span text:style-name="T66">investment portfolio </text:span><text:span text:style-name="T80">in relation to</text:span><text:span text:style-name="T66"> any</text:span><text:span text:style-name="T74"> </text:span><text:span text:style-name="T75">applicable </text:span><text:span text:style-name="T66">security </text:span><text:span text:style-name="T76">data </text:span><text:span text:style-name="T66">attribute </text:span><text:span text:style-name="T76">(e.g., sector, asset type, or country)</text:span></text:p>
              </text:list-item>
              <text:list-item>
                <text:p text:style-name="P68"><text:span text:style-name="T98">Leveraged</text:span><text:span text:style-name="T99"> BlackRock’</text:span><text:span text:style-name="T100">s</text:span><text:span text:style-name="T99"> </text:span><text:span text:style-name="T104">Aladdin </text:span><text:span text:style-name="T99">API to </text:span><text:span text:style-name="T104">compile and </text:span><text:span text:style-name="T99">categorize </text:span><text:span text:style-name="T101">security</text:span><text:span text:style-name="T99"> data</text:span><text:span text:style-name="T101"> </text:span><text:span text:style-name="T102">from</text:span><text:span text:style-name="T103"> </text:span><text:span text:style-name="T104">stock</text:span><text:span text:style-name="T103"> ticker</text:span><text:span text:style-name="T104">s</text:span></text:p>
              </text:list-item>
              <text:list-item>
                <text:p text:style-name="P69"><text:span text:style-name="T71">Integrated</text:span><text:span text:style-name="T66"> MatPlotLib to visualize </text:span><text:span text:style-name="T72">calculated diversity</text:span><text:span text:style-name="T66"> data and create a GUI for </text:span><text:span text:style-name="T74">portfolio </text:span><text:span text:style-name="T73">input</text:span><text:span text:style-name="T66"> <text:s text:c="3"/></text:span><text:span text:style-name="T92"><text:s text:c="7"/></text:span><text:span text:style-name="T66"><text:s/></text:span><text:span text:style-name="T92"><text:s text:c="2"/></text:span><text:span text:style-name="T11"><text:s text:c="13"/></text:span><text:span text:style-name="T52"><text:s/></text:span><text:span text:style-name="T11"><text:s text:c="51"/></text:span><text:span text:style-name="T23"><text:s text:c="7"/></text:span><text:span text:style-name="T54"><text:s/></text:span><text:span text:style-name="T11"><text:s text:c="81"/></text:span><text:span text:style-name="T8"><text:s text:c="89"/></text:span><text:span text:style-name="T24"><text:s text:c="13"/></text:span></text:p>
              </text:list-item>
            </text:list>
          </table:table-cell>
        </table:table-row>
      </table:table>
      <text:p text:style-name="P75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5"/>
          </table:table-cell>
          <table:table-cell table:style-name="Table4.A1" office:value-type="string">
            <text:p text:style-name="P6"><text:span text:style-name="Strong_20_Emphasis"><text:span text:style-name="T14">Bomberman Remastered </text:span></text:span><text:span text:style-name="Strong_20_Emphasis"><text:span text:style-name="T16">(Java)</text:span></text:span></text:p>
            <text:list xml:id="list144649720973542" text:continue-numbering="true" text:style-name="L1">
              <text:list-item>
                <text:p text:style-name="P56">Created an improved remake of the game Bomberman that runs on modern operating systems</text:p>
              </text:list-item>
              <text:list-item>
                <text:p text:style-name="P57">Devised a <text:span text:style-name="T116">completely original</text:span> “competitive mode”, featuring dynamic multiplayer gameplay</text:p>
              </text:list-item>
              <text:list-item>
                <text:p text:style-name="P70"><text:span text:style-name="T77">Utilized the Java Swing toolkit to design </text:span><text:span text:style-name="T78">menus</text:span><text:span text:style-name="T79">,</text:span><text:span text:style-name="T77"> </text:span><text:span text:style-name="T79">handle controls, and execute game events</text:span><text:span text:style-name="T92"> <text:s text:c="2"/></text:span><text:span text:style-name="T11"><text:s text:c="11"/></text:span><text:span text:style-name="T52"><text:s/></text:span><text:span text:style-name="T11"><text:s text:c="51"/></text:span><text:span text:style-name="T23"><text:s text:c="7"/></text:span><text:span text:style-name="T54"><text:s/></text:span><text:span text:style-name="T11"><text:s text:c="81"/></text:span><text:span text:style-name="T8"><text:s text:c="89"/></text:span><text:span text:style-name="T24"><text:s text:c="13"/>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45"/>
          </table:table-cell>
          <table:table-cell table:style-name="Table4.A1" office:value-type="string">
            <text:p text:style-name="P6"><text:span text:style-name="Strong_20_Emphasis"><text:span text:style-name="T17">Gitl</text:span></text:span><text:span text:style-name="Strong_20_Emphasis"><text:span text:style-name="T18">et</text:span></text:span><text:span text:style-name="Strong_20_Emphasis"><text:span text:style-name="T15"> (</text:span></text:span><text:span text:style-name="Strong_20_Emphasis"><text:span text:style-name="T17">Java</text:span></text:span><text:span text:style-name="Strong_20_Emphasis"><text:span text:style-name="T15">)</text:span></text:span></text:p>
            <text:list xml:id="list144650079017423" text:continue-numbering="true" text:style-name="L1">
              <text:list-item>
                <text:p text:style-name="P72"><text:span text:style-name="T9">C</text:span><text:span text:style-name="T8">onstructed a</text:span><text:span text:style-name="T10"> working version control system that replicates the core functionality of Git</text:span></text:p>
              </text:list-item>
              <text:list-item>
                <text:p text:style-name="P58">Implemented features such as file staging, commits, branching, merging, tracking status, etc.</text:p>
              </text:list-item>
              <text:list-item>
                <text:p text:style-name="P59">Supported pushing, pulling, and fetching between remote Gitlet repositories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45"/>
          </table:table-cell>
          <table:table-cell table:style-name="Table4.A1" office:value-type="string">
            <text:p text:style-name="P10"><text:span text:style-name="Strong_20_Emphasis"><text:span text:style-name="T12">Personal Website (HTML, CSS, JavaScript) </text:span></text:span></text:p>
            <text:list xml:id="list144649625565898" text:continue-numbering="true" text:style-name="L1">
              <text:list-item>
                <text:p text:style-name="P60"><text:soft-page-break/>Designed and built a personal site from scratch, utilizing the Bootstrap front end framework</text:p>
              </text:list-item>
              <text:list-item>
                <text:p text:style-name="P61">Ensured font and layout compatibility for any operating system, display size, or web browser</text:p>
              </text:list-item>
            </text:list>
          </table:table-cell>
        </table:table-row>
      </table:table>
      <text:p text:style-name="P80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84">ACTIVITIES</text:p>
          </table:table-cell>
          <table:table-cell table:style-name="Table13.A1" office:value-type="string">
            <text:p text:style-name="P85"><text:span text:style-name="T144">Academic Intern</text:span><text:span text:style-name="T153">, </text:span><text:span text:style-name="T154">C</text:span><text:span text:style-name="T157">S 61A </text:span><text:span text:style-name="T158">(Intro to Programming)</text:span><text:span text:style-name="T118"> <text:s text:c="26"/></text:span><text:span text:style-name="T162"><text:s text:c="7"/></text:span><text:span text:style-name="T141"><text:s/></text:span><text:span text:style-name="T118"><text:s text:c="81"/></text:span><text:span text:style-name="T167"><text:s text:c="89"/></text:span><text:span text:style-name="T163"><text:s text:c="13"/></text:span></text:p>
          </table:table-cell>
          <table:table-cell table:style-name="Table13.A1" office:value-type="string">
            <text:p text:style-name="P86"><text:span text:style-name="T25">J</text:span><text:span text:style-name="T28">an</text:span><text:span text:style-name="T25">.</text:span><text:span text:style-name="T32"> 20</text:span><text:span text:style-name="T34">20</text:span><text:span text:style-name="T32"> — </text:span><text:span text:style-name="T41">May 2020</text:span></text:p>
          </table:table-cell>
        </table:table-row>
      </table:table>
      <text:p text:style-name="P79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37">A<text:span text:style-name="T169">WARDS</text:span></text:p>
          </table:table-cell>
          <table:table-cell table:style-name="Table16.A1" office:value-type="string">
            <text:p text:style-name="P27"><text:span text:style-name="T2">Winner</text:span><text:span text:style-name="T112">, </text:span><text:span text:style-name="T105">CalHacks </text:span><text:span text:style-name="T106">6.0 BlackRock API Prize </text:span></text:p>
            <text:p text:style-name="P26"><text:span text:style-name="T140">Winner</text:span><text:span text:style-name="T132">,</text:span><text:span text:style-name="T143"> </text:span><text:span text:style-name="T154">Intuit George A. Hansen </text:span><text:span text:style-name="T156">Computer Science</text:span><text:span text:style-name="T154"> </text:span><text:span text:style-name="T155">Scholarship</text:span></text:p>
            <text:p text:style-name="P28"><text:span text:style-name="T6">Winner</text:span><text:span text:style-name="T112">,</text:span><text:span text:style-name="T170"> </text:span><text:span text:style-name="T113">I</text:span><text:span text:style-name="T107">ntuit </text:span><text:span text:style-name="T108">Academic</text:span><text:span text:style-name="T107"> Scholarship</text:span></text:p>
            <text:p text:style-name="P25"><text:span text:style-name="T142">Champion</text:span><text:span text:style-name="T147">, Southern California Developmental Soccer League Div. 1</text:span><text:span text:style-name="T118"> <text:s text:c="14"/></text:span><text:span text:style-name="T161"><text:s/></text:span><text:span text:style-name="T118"><text:s text:c="51"/></text:span><text:span text:style-name="T162"><text:s text:c="7"/></text:span><text:span text:style-name="T141"><text:s/></text:span><text:span text:style-name="T118"><text:s text:c="81"/></text:span><text:span text:style-name="T167"><text:s text:c="89"/></text:span><text:span text:style-name="T163"><text:s text:c="13"/></text:span></text:p>
          </table:table-cell>
          <table:table-cell table:style-name="Table16.A1" office:value-type="string">
            <text:p text:style-name="P8"><text:span text:style-name="T32">O</text:span><text:span text:style-name="T31">ct. 2019</text:span></text:p>
            <text:p text:style-name="P16"><text:span text:style-name="T117">Apr</text:span>. 2019</text:p>
            <text:p text:style-name="P16"><text:span text:style-name="T117">Apr</text:span>. 2019</text:p>
            <text:p text:style-name="P17">Dec. 2018</text:p>
          </table:table-cell>
        </table:table-row>
      </table:table>
      <text:p text:style-name="P49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39">SKILLS</text:p>
          </table:table-cell>
          <table:table-cell table:style-name="Table17.A1" office:value-type="string">
            <text:p text:style-name="P22"><text:span text:style-name="T149">Python, Java, SQL, HTML/CSS, JavaScript, </text:span><text:span text:style-name="T148">Git, </text:span><text:span text:style-name="T150">Unix,</text:span><text:span text:style-name="T151"> </text:span><text:span text:style-name="T152">Bootstrap, NumPy</text:span><text:span text:style-name="T120"> </text:span><text:span text:style-name="T118"><text:s text:c="43"/></text:span><text:span text:style-name="T162"><text:s text:c="7"/></text:span><text:span text:style-name="T141"><text:s/></text:span><text:span text:style-name="T118"><text:s text:c="81"/></text:span><text:span text:style-name="T167"><text:s text:c="89"/></text:span><text:span text:style-name="T163"><text:s text:c="13"/></text:span>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nter1" svg:font-family="Inter" style:font-pitch="variable"/>
    <style:font-face style:name="Inter" svg:font-family="Inter" style:font-adornments="Bold" style:font-pitch="variable"/>
    <style:font-face style:name="Inter Extra Bold" svg:font-family="'Inter Extra Bold'" style:font-pitch="variable"/>
    <style:font-face style:name="Roboto1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598in" fo:margin-bottom="0.5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6-06T14:46:48.627607494</dc:date>
    <meta:editing-duration>P2DT21H48M22S</meta:editing-duration>
    <meta:editing-cycles>466</meta:editing-cycles>
    <meta:document-statistic meta:table-count="14" meta:image-count="6" meta:object-count="0" meta:page-count="2" meta:paragraph-count="68" meta:word-count="491" meta:character-count="5728" meta:non-whitespace-character-count="2939"/>
  </office:meta>
</office:document-meta>
</file>